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F0000001F85512AD7ECCF66E4.png" manifest:media-type="image/png"/>
  <manifest:file-entry manifest:full-path="Pictures/100000000000001D0000000EBE748C12116761BD.png" manifest:media-type="image/png"/>
  <manifest:file-entry manifest:full-path="Pictures/10000000000000DE0000001EB4FAE3883069DC50.png" manifest:media-type="image/png"/>
  <manifest:file-entry manifest:full-path="Pictures/100000000000001D0000000F343F19EDCA6C756F.png" manifest:media-type="image/png"/>
  <manifest:file-entry manifest:full-path="Pictures/100000000000001D0000000E8930DE03F9B78D5B.png" manifest:media-type="image/png"/>
  <manifest:file-entry manifest:full-path="Pictures/10000000000000DE0000001E1446E67383B9BC13.png" manifest:media-type="image/png"/>
  <manifest:file-entry manifest:full-path="Pictures/100000000000001D0000000F6004070B57DAF743.png" manifest:media-type="image/png"/>
  <manifest:file-entry manifest:full-path="Pictures/10000000000000DE0000001F6D2B201BE3A8354C.png" manifest:media-type="image/png"/>
  <manifest:file-entry manifest:full-path="Pictures/10000000000000DF0000001E334B8F60A77D4EFB.png" manifest:media-type="image/png"/>
  <manifest:file-entry manifest:full-path="Pictures/100000000000001D00000010B2F041C86825B824.png" manifest:media-type="image/png"/>
  <manifest:file-entry manifest:full-path="Pictures/10000000000000DF0000001F7200058B5416F1EF.png" manifest:media-type="image/png"/>
  <manifest:file-entry manifest:full-path="Pictures/10000000000000DF0000001FD365079AB21B2826.png" manifest:media-type="image/png"/>
  <manifest:file-entry manifest:full-path="Pictures/10000000000000DF0000001F6366CD92565337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UnicodeMS1" svg:font-family="ArialUnicodeMS"/>
    <style:font-face style:name="Calibri1" svg:font-family="Calibri"/>
    <style:font-face style:name="TrebuchetMS1" svg:font-family="TrebuchetMS"/>
    <style:font-face style:name="Arial" svg:font-family="Arial" style:font-pitch="variable"/>
    <style:font-face style:name="ArialUnicodeMS" svg:font-family="ArialUnicodeMS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19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73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0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97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0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5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6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7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1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6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7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61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6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91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72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5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8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70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3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2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4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0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3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32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1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34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5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54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6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2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6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05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3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8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85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878cm" fo:padding-top="0cm" fo:padding-bottom="0cm" fo:padding-left="0cm" fo:padding-right="0cm"/>
    </style:style>
    <style:style style:name="gr60" style:family="graphic" style:parent-style-name="standard">
      <style:graphic-properties draw:stroke="none" draw:fill="solid" draw:fill-color="#ffffff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15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7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6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8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8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88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087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0000ff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3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59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42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92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78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11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5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25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9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96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3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0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0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82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1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72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74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44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90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9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3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6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9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9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0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9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4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7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1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3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0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92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0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0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4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3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48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6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5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4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4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0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6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4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5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0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43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09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2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4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60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3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14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5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1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16cm" fo:padding-top="0cm" fo:padding-bottom="0cm" fo:padding-left="0cm" fo:padding-right="0cm"/>
    </style:style>
    <style:style style:name="gr13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b05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Calibri1" fo:font-size="11pt" style:font-size-asian="11pt" style:font-name-complex="Calibri1" style:font-size-complex="11pt"/>
    </style:style>
    <style:style style:name="T3" style:family="text">
      <style:text-properties fo:color="#00b05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6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style:style style:name="T7" style:family="text">
      <style:text-properties fo:color="#000000" style:font-name="Calibri1" fo:font-size="10pt" fo:font-weight="bold" style:font-size-asian="10pt" style:font-name-complex="Calibri1" style:font-size-complex="10pt" style:font-weight-complex="bold"/>
    </style:style>
    <style:style style:name="T8" style:family="text">
      <style:text-properties fo:color="#000000" style:font-name="Calibri1" fo:font-size="10pt" style:font-size-asian="10pt" style:font-name-complex="Calibri1" style:font-size-complex="10pt"/>
    </style:style>
    <style:style style:name="T9" style:family="text">
      <style:text-properties fo:color="#000000" style:font-name="TrebuchetMS1" fo:font-size="10pt" style:font-size-asian="10pt" style:font-name-complex="TrebuchetMS1" style:font-size-complex="10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UnicodeMS1" fo:font-size="9pt" style:font-size-asian="9pt" style:font-name-complex="ArialUnicodeMS1" style:font-size-complex="9pt"/>
    </style:style>
    <style:style style:name="T12" style:family="text">
      <style:text-properties fo:color="#00b050" style:font-name="Arial1" fo:font-size="9pt" fo:font-weight="bold" style:font-size-asian="9pt" style:font-name-complex="Arial1" style:font-size-complex="9pt" style:font-weight-complex="bold"/>
    </style:style>
    <style:style style:name="T13" style:family="text">
      <style:text-properties fo:color="#222222" style:font-name="Calibri1" fo:font-size="10pt" style:font-size-asian="10pt" style:font-name-complex="Calibri1" style:font-size-complex="10pt"/>
    </style:style>
    <style:style style:name="T14" style:family="text">
      <style:text-properties fo:color="#222222" style:font-name="Calibri1" fo:font-size="10pt" fo:font-style="italic" style:font-size-asian="10pt" style:font-name-complex="Calibri1" style:font-size-complex="10pt" style:font-style-complex="italic"/>
    </style:style>
    <style:style style:name="T15" style:family="text">
      <style:text-properties fo:color="#0000ff" style:font-name="Calibri1" fo:font-size="10pt" style:font-size-asian="10pt" style:font-name-complex="Calibri1" style:font-size-complex="10pt"/>
    </style:style>
    <style:style style:name="T16" style:family="text">
      <style:text-properties fo:color="#000000" style:font-name="Calibri1" fo:font-size="10pt" fo:font-style="italic" style:font-size-asian="10pt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494cm" svg:y="0.51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698cm" svg:height="0.634cm" svg:x="8.149cm" svg:y="1.461cm">
          <draw:image xlink:href="Pictures/10000000000000DE0000001E1446E67383B9BC13.png" xlink:type="simple" xlink:show="embed" xlink:actuate="onLoad">
            <text:p/>
          </draw:image>
        </draw:frame>
        <draw:frame draw:style-name="gr2" draw:text-style-name="P3" draw:layer="layout" svg:width="0.613cm" svg:height="0.338cm" svg:x="8.149cm" svg:y="2.096cm">
          <draw:image xlink:href="Pictures/100000000000001D00000010B2F041C86825B824.png" xlink:type="simple" xlink:show="embed" xlink:actuate="onLoad">
            <text:p/>
          </draw:image>
        </draw:frame>
        <draw:frame draw:style-name="gr2" draw:text-style-name="P3" draw:layer="layout" svg:width="4.698cm" svg:height="0.634cm" svg:x="8.149cm" svg:y="2.434cm">
          <draw:image xlink:href="Pictures/10000000000000DE0000001EB4FAE3883069DC50.png" xlink:type="simple" xlink:show="embed" xlink:actuate="onLoad">
            <text:p/>
          </draw:image>
        </draw:frame>
        <draw:frame draw:style-name="gr2" draw:text-style-name="P3" draw:layer="layout" svg:width="0.613cm" svg:height="0.317cm" svg:x="8.149cm" svg:y="3.069cm">
          <draw:image xlink:href="Pictures/100000000000001D0000000F343F19EDCA6C756F.png" xlink:type="simple" xlink:show="embed" xlink:actuate="onLoad">
            <text:p/>
          </draw:image>
        </draw:frame>
        <draw:frame draw:style-name="gr2" draw:text-style-name="P3" draw:layer="layout" svg:width="4.698cm" svg:height="0.655cm" svg:x="8.149cm" svg:y="3.387cm">
          <draw:image xlink:href="Pictures/10000000000000DE0000001F6D2B201BE3A8354C.png" xlink:type="simple" xlink:show="embed" xlink:actuate="onLoad">
            <text:p/>
          </draw:image>
        </draw:frame>
        <draw:frame draw:style-name="gr3" draw:text-style-name="P4" draw:layer="layout" svg:width="0.386cm" svg:height="0.454cm" svg:x="2.54cm" svg:y="0.99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2cm" svg:height="0.395cm" svg:x="12.848cm" svg:y="3.706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8.198cm" svg:height="0.628cm" svg:x="6.466cm" svg:y="4.044cm">
          <draw:text-box>
            <text:p text:style-name="P1"><text:span text:style-name="T4">EUROPEAN BRIDGE LEAGUE </text:span></text:p>
          </draw:text-box>
        </draw:frame>
        <draw:frame draw:style-name="gr6" draw:text-style-name="P6" draw:layer="layout" svg:width="0.564cm" svg:height="0.628cm" svg:x="10.494cm" svg:y="4.693cm">
          <draw:text-box>
            <text:p text:style-name="P1"><text:span text:style-name="T4"><text:s/></text:span></text:p>
          </draw:text-box>
        </draw:frame>
        <draw:frame draw:style-name="gr7" draw:text-style-name="P5" draw:layer="layout" svg:width="10.831cm" svg:height="0.395cm" svg:x="5.086cm" svg:y="5.334cm">
          <draw:text-box>
            <text:p text:style-name="P1"><text:span text:style-name="T5">A ZONAL CONFERENCE OF THE WORLD BRIDGE FEDERATION </text:span></text:p>
          </draw:text-box>
        </draw:frame>
        <draw:frame draw:style-name="gr8" draw:text-style-name="P5" draw:layer="layout" svg:width="14.476cm" svg:height="0.395cm" svg:x="3.291cm" svg:y="5.74cm">
          <draw:text-box>
            <text:p text:style-name="P1"><text:span text:style-name="T5">International Sport Federation (IF) recognized by the International Olympic Committee </text:span></text:p>
          </draw:text-box>
        </draw:frame>
        <draw:frame draw:style-name="gr3" draw:text-style-name="P7" draw:layer="layout" svg:width="0.386cm" svg:height="0.454cm" svg:x="2.54cm" svg:y="6.145cm">
          <draw:text-box>
            <text:p text:style-name="P1"><text:span text:style-name="T2"><text:s/></text:span></text:p>
          </draw:text-box>
        </draw:frame>
        <draw:frame draw:style-name="gr9" draw:text-style-name="P8" draw:layer="layout" svg:width="14.738cm" svg:height="0.357cm" svg:x="3.19cm" svg:y="28.095cm">
          <draw:text-box>
            <text:p text:style-name="P1"><text:span text:style-name="T6">Headquarters: Maison du Sport International – 54 av. de Rhodanie – 1007 Lausanne –Switzerland </text:span></text:p>
          </draw:text-box>
        </draw:frame>
        <draw:polygon draw:style-name="gr10" draw:text-style-name="P9" draw:layer="layout" svg:width="4.51cm" svg:height="0.023cm" svg:x="8.24cm" svg:y="6.985cm" svg:viewBox="0 0 4511 24" draw:points="0,24 4511,24 4511,0 0,0">
          <text:p/>
        </draw:polygon>
        <draw:frame draw:style-name="gr11" draw:text-style-name="P5" draw:layer="layout" svg:width="5.992cm" svg:height="0.412cm" svg:x="8.24cm" svg:y="6.617cm">
          <draw:text-box>
            <text:p text:style-name="P1"><text:span text:style-name="T7">COMPETITOR’S COMMITMENT </text:span></text:p>
          </draw:text-box>
        </draw:frame>
        <draw:frame draw:style-name="gr12" draw:text-style-name="P5" draw:layer="layout" svg:width="0.352cm" svg:height="0.412cm" svg:x="2.54cm" svg:y="7.049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7.476cm">
          <draw:text-box>
            <text:p text:style-name="P1"><text:span text:style-name="T8"><text:s/></text:span></text:p>
          </draw:text-box>
        </draw:frame>
        <draw:frame draw:style-name="gr13" draw:text-style-name="P5" draw:layer="layout" svg:width="16.609cm" svg:height="0.412cm" svg:x="2.54cm" svg:y="7.971cm">
          <draw:text-box>
            <text:p text:style-name="P1"><text:span text:style-name="T8">First Name: ____________Akos_____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8.467cm">
          <draw:text-box>
            <text:p text:style-name="P1"><text:span text:style-name="T8"><text:s/></text:span></text:p>
          </draw:text-box>
        </draw:frame>
        <draw:frame draw:style-name="gr14" draw:text-style-name="P5" draw:layer="layout" svg:width="16.855cm" svg:height="0.412cm" svg:x="2.54cm" svg:y="8.962cm">
          <draw:text-box>
            <text:p text:style-name="P1"><text:span text:style-name="T8">Family name: _______________Ordog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9.457cm">
          <draw:text-box>
            <text:p text:style-name="P1"><text:span text:style-name="T8"><text:s/></text:span></text:p>
          </draw:text-box>
        </draw:frame>
        <draw:frame draw:style-name="gr15" draw:text-style-name="P5" draw:layer="layout" svg:width="24.284cm" svg:height="0.412cm" svg:x="2.54cm" svg:y="9.953cm">
          <draw:text-box>
            <text:p text:style-name="P1"><text:span text:style-name="T8">Address: _____Romania, Miercurea Ciuc, Culmei street nr. 18/19______________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0.448cm">
          <draw:text-box>
            <text:p text:style-name="P1"><text:span text:style-name="T8"><text:s/></text:span></text:p>
          </draw:text-box>
        </draw:frame>
        <draw:frame draw:style-name="gr16" draw:text-style-name="P5" draw:layer="layout" svg:width="17.973cm" svg:height="0.412cm" svg:x="2.54cm" svg:y="10.943cm">
          <draw:text-box>
            <text:p text:style-name="P1"><text:span text:style-name="T8">NBO and EBL Code No: <text:s/>______________ROM 2445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1.439cm">
          <draw:text-box>
            <text:p text:style-name="P1"><text:span text:style-name="T8"><text:s/></text:span></text:p>
          </draw:text-box>
        </draw:frame>
        <draw:frame draw:style-name="gr17" draw:text-style-name="P5" draw:layer="layout" svg:width="16.52cm" svg:height="0.412cm" svg:x="2.54cm" svg:y="11.934cm">
          <draw:text-box>
            <text:p text:style-name="P1"><text:span text:style-name="T8">Gender: <text:s/>______________male_____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2.429cm">
          <draw:text-box>
            <text:p text:style-name="P1"><text:span text:style-name="T8"><text:s/></text:span></text:p>
          </draw:text-box>
        </draw:frame>
        <draw:frame draw:style-name="gr18" draw:text-style-name="P5" draw:layer="layout" svg:width="18.083cm" svg:height="0.412cm" svg:x="2.54cm" svg:y="12.924cm">
          <draw:text-box>
            <text:p text:style-name="P1"><text:span text:style-name="T8">Date of Birth: __________________________________May 18.1999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3.42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13.915cm">
          <draw:text-box>
            <text:p text:style-name="P1"><text:span text:style-name="T8"><text:s/></text:span></text:p>
          </draw:text-box>
        </draw:frame>
        <draw:frame draw:style-name="gr19" draw:text-style-name="P5" draw:layer="layout" svg:width="9.959cm" svg:height="0.412cm" svg:x="2.54cm" svg:y="14.41cm">
          <draw:text-box>
            <text:p text:style-name="P1"><text:span text:style-name="T8">I wish to play in European Bridge League ("EBL") events </text:span></text:p>
          </draw:text-box>
        </draw:frame>
        <draw:frame draw:style-name="gr12" draw:text-style-name="P5" draw:layer="layout" svg:width="0.352cm" svg:height="0.412cm" svg:x="2.54cm" svg:y="14.906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15.401cm">
          <draw:text-box>
            <text:p text:style-name="P1"><text:span text:style-name="T8"><text:s/></text:span></text:p>
          </draw:text-box>
        </draw:frame>
        <draw:frame draw:style-name="gr20" draw:text-style-name="P5" draw:layer="layout" svg:width="12.694cm" svg:height="0.412cm" svg:x="2.54cm" svg:y="15.896cm">
          <draw:text-box>
            <text:p text:style-name="P1"><text:span text:style-name="T8">If a minor, name and address of the legal guardian(s) and date of birth: </text:span></text:p>
          </draw:text-box>
        </draw:frame>
        <draw:frame draw:style-name="gr12" draw:text-style-name="P5" draw:layer="layout" svg:width="0.352cm" svg:height="0.412cm" svg:x="2.54cm" svg:y="16.392cm">
          <draw:text-box>
            <text:p text:style-name="P1"><text:span text:style-name="T8"><text:s/></text:span></text:p>
          </draw:text-box>
        </draw:frame>
        <draw:frame draw:style-name="gr21" draw:text-style-name="P5" draw:layer="layout" svg:width="15.377cm" svg:height="0.412cm" svg:x="2.54cm" svg:y="16.887cm">
          <draw:text-box>
            <text:p text:style-name="P1"><text:span text:style-name="T8"><text:s/></text:span><text:span text:style-name="T8">__________________________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7.382cm">
          <draw:text-box>
            <text:p text:style-name="P1"><text:span text:style-name="T8"><text:s/></text:span></text:p>
          </draw:text-box>
        </draw:frame>
        <draw:frame draw:style-name="gr21" draw:text-style-name="P5" draw:layer="layout" svg:width="15.377cm" svg:height="0.412cm" svg:x="2.54cm" svg:y="17.875cm">
          <draw:text-box>
            <text:p text:style-name="P1"><text:span text:style-name="T8"><text:s/></text:span><text:span text:style-name="T8">____________________________________________________________________________________ <text:s text:c="2"/></text:span></text:p>
          </draw:text-box>
        </draw:frame>
        <draw:frame draw:style-name="gr12" draw:text-style-name="P5" draw:layer="layout" svg:width="0.352cm" svg:height="0.412cm" svg:x="2.54cm" svg:y="18.371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18.868cm">
          <draw:text-box>
            <text:p text:style-name="P1"><text:span text:style-name="T9">1.</text:span></text:p>
          </draw:text-box>
        </draw:frame>
        <draw:frame draw:style-name="gr4" draw:text-style-name="P5" draw:layer="layout" svg:width="0.352cm" svg:height="0.395cm" svg:x="2.855cm" svg:y="18.876cm">
          <draw:text-box>
            <text:p text:style-name="P1"><text:span text:style-name="T10"><text:s/></text:span></text:p>
          </draw:text-box>
        </draw:frame>
        <draw:frame draw:style-name="gr22" draw:text-style-name="P5" draw:layer="layout" svg:width="19.78cm" svg:height="0.412cm" svg:x="3.291cm" svg:y="18.868cm">
          <draw:text-box>
            <text:p text:style-name="P1"><text:span text:style-name="T8">I <text:s/>agree <text:s/>and <text:s/>commit <text:s/>myself <text:s/>to <text:s/>participate <text:s/>in <text:s/>such <text:s/>EBL <text:s/>events <text:s/>that <text:s/>I <text:s/>apply <text:s/>to <text:s/>play <text:s/>in <text:s/>and/or <text:s/>that <text:s/>I <text:s/>am </text:span></text:p>
          </draw:text-box>
        </draw:frame>
        <draw:frame draw:style-name="gr23" draw:text-style-name="P5" draw:layer="layout" svg:width="16.118cm" svg:height="0.412cm" svg:x="3.291cm" svg:y="19.3cm">
          <draw:text-box>
            <text:p text:style-name="P1"><text:span text:style-name="T8">nominated by others to play in and to compete with respect for the EBL rules and fair play. </text:span></text:p>
          </draw:text-box>
        </draw:frame>
        <draw:frame draw:style-name="gr12" draw:text-style-name="P5" draw:layer="layout" svg:width="0.352cm" svg:height="0.412cm" svg:x="2.54cm" svg:y="19.73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0.161cm">
          <draw:text-box>
            <text:p text:style-name="P1"><text:span text:style-name="T9">2.</text:span></text:p>
          </draw:text-box>
        </draw:frame>
        <draw:frame draw:style-name="gr4" draw:text-style-name="P5" draw:layer="layout" svg:width="0.352cm" svg:height="0.395cm" svg:x="2.855cm" svg:y="20.169cm">
          <draw:text-box>
            <text:p text:style-name="P1"><text:span text:style-name="T10"><text:s/></text:span></text:p>
          </draw:text-box>
        </draw:frame>
        <draw:frame draw:style-name="gr24" draw:text-style-name="P5" draw:layer="layout" svg:width="18.29cm" svg:height="0.412cm" svg:x="3.291cm" svg:y="20.161cm">
          <draw:text-box>
            <text:p text:style-name="P1"><text:span text:style-name="T8">I am aware that the EBL events are governed by the Laws of Bridge, the Conditions of Contest, the EBL </text:span></text:p>
          </draw:text-box>
        </draw:frame>
        <draw:frame draw:style-name="gr25" draw:text-style-name="P5" draw:layer="layout" svg:width="18.675cm" svg:height="0.412cm" svg:x="3.291cm" svg:y="20.591cm">
          <draw:text-box>
            <text:p text:style-name="P1"><text:span text:style-name="T8">Disciplinary Code and all other Rules &amp; Regulations of the EBL and I undertake to comply with such rules, </text:span></text:p>
          </draw:text-box>
        </draw:frame>
        <draw:frame draw:style-name="gr26" draw:text-style-name="P5" draw:layer="layout" svg:width="18.379cm" svg:height="0.412cm" svg:x="3.291cm" svg:y="21.023cm">
          <draw:text-box>
            <text:p text:style-name="P1"><text:span text:style-name="T8">all of which are fully known to me, and/or any amendment of, or addition to, the same that is published </text:span></text:p>
          </draw:text-box>
        </draw:frame>
        <draw:frame draw:style-name="gr27" draw:text-style-name="P5" draw:layer="layout" svg:width="6.001cm" svg:height="0.412cm" svg:x="3.291cm" svg:y="21.453cm">
          <draw:text-box>
            <text:p text:style-name="P1"><text:span text:style-name="T8">on the official website of the EBL. </text:span></text:p>
          </draw:text-box>
        </draw:frame>
        <draw:frame draw:style-name="gr12" draw:text-style-name="P5" draw:layer="layout" svg:width="0.352cm" svg:height="0.412cm" svg:x="2.54cm" svg:y="21.884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2.314cm">
          <draw:text-box>
            <text:p text:style-name="P1"><text:span text:style-name="T9">3.</text:span></text:p>
          </draw:text-box>
        </draw:frame>
        <draw:frame draw:style-name="gr4" draw:text-style-name="P5" draw:layer="layout" svg:width="0.352cm" svg:height="0.395cm" svg:x="2.855cm" svg:y="22.322cm">
          <draw:text-box>
            <text:p text:style-name="P1"><text:span text:style-name="T10"><text:s/></text:span></text:p>
          </draw:text-box>
        </draw:frame>
        <draw:frame draw:style-name="gr28" draw:text-style-name="P5" draw:layer="layout" svg:width="19.615cm" svg:height="0.412cm" svg:x="3.291cm" svg:y="22.314cm">
          <draw:text-box>
            <text:p text:style-name="P1"><text:span text:style-name="T8">I <text:s/>therefore <text:s/>agree <text:s/>to <text:s/>be <text:s/>submitted <text:s/>to <text:s/>such <text:s/>rules, <text:s/>regulations, <text:s/>and <text:s/>procedures <text:s/>to <text:s/>the <text:s/>jurisdiction <text:s/>of <text:s/>the </text:span></text:p>
          </draw:text-box>
        </draw:frame>
        <draw:frame draw:style-name="gr29" draw:text-style-name="P5" draw:layer="layout" svg:width="18.654cm" svg:height="0.412cm" svg:x="3.291cm" svg:y="22.744cm">
          <draw:text-box>
            <text:p text:style-name="P1"><text:span text:style-name="T8">bodies and persons that are in charge of applying them. <text:s/>After the exhaustion of internal remedies within </text:span></text:p>
          </draw:text-box>
        </draw:frame>
        <draw:frame draw:style-name="gr30" draw:text-style-name="P5" draw:layer="layout" svg:width="18.912cm" svg:height="0.412cm" svg:x="3.291cm" svg:y="23.176cm">
          <draw:text-box>
            <text:p text:style-name="P1"><text:span text:style-name="T8">the <text:s/>EBL <text:s/>system, <text:s/>I <text:s/>acknowledge <text:s/>that <text:s/>the <text:s/>Court <text:s/>of <text:s/>Arbitration <text:s/>for <text:s/>Sport <text:s/>(Lausanne, <text:s/>Switzerland) <text:s/>has </text:span></text:p>
          </draw:text-box>
        </draw:frame>
        <draw:frame draw:style-name="gr31" draw:text-style-name="P5" draw:layer="layout" svg:width="19.725cm" svg:height="0.412cm" svg:x="3.291cm" svg:y="23.605cm">
          <draw:text-box>
            <text:p text:style-name="P1"><text:span text:style-name="T8">ultimate <text:s/>jurisdiction <text:s/>for <text:s/>all <text:s/>disputes <text:s/>in <text:s/>connection <text:s/>with <text:s/>the <text:s/>EBL <text:s/>events <text:s/>and <text:s/>agree <text:s/>that <text:s/>recourse <text:s/>to <text:s/>the </text:span></text:p>
          </draw:text-box>
        </draw:frame>
        <draw:frame draw:style-name="gr32" draw:text-style-name="P5" draw:layer="layout" svg:width="6.356cm" svg:height="0.412cm" svg:x="3.291cm" svg:y="24.037cm">
          <draw:text-box>
            <text:p text:style-name="P1"><text:span text:style-name="T8">ordinary courts of law is prohibited. </text:span></text:p>
          </draw:text-box>
        </draw:frame>
        <draw:frame draw:style-name="gr12" draw:text-style-name="P5" draw:layer="layout" svg:width="0.352cm" svg:height="0.412cm" svg:x="2.54cm" svg:y="24.467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4.899cm">
          <draw:text-box>
            <text:p text:style-name="P1"><text:span text:style-name="T9">4.</text:span></text:p>
          </draw:text-box>
        </draw:frame>
        <draw:frame draw:style-name="gr4" draw:text-style-name="P5" draw:layer="layout" svg:width="0.352cm" svg:height="0.395cm" svg:x="2.855cm" svg:y="24.907cm">
          <draw:text-box>
            <text:p text:style-name="P1"><text:span text:style-name="T10"><text:s/></text:span></text:p>
          </draw:text-box>
        </draw:frame>
        <draw:frame draw:style-name="gr33" draw:text-style-name="P5" draw:layer="layout" svg:width="18.815cm" svg:height="0.412cm" svg:x="3.291cm" svg:y="24.899cm">
          <draw:text-box>
            <text:p text:style-name="P1"><text:span text:style-name="T8">I undertake to behave properly under all circumstances and contribute in all aspects to the good image of </text:span></text:p>
          </draw:text-box>
        </draw:frame>
        <draw:frame draw:style-name="gr34" draw:text-style-name="P5" draw:layer="layout" svg:width="8.511cm" svg:height="0.412cm" svg:x="3.291cm" svg:y="25.328cm">
          <draw:text-box>
            <text:p text:style-name="P1"><text:span text:style-name="T8">the EBL events and of the hosts of such events. </text:span></text:p>
          </draw:text-box>
        </draw:frame>
        <draw:frame draw:style-name="gr12" draw:text-style-name="P5" draw:layer="layout" svg:width="0.352cm" svg:height="0.412cm" svg:x="2.54cm" svg:y="25.76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6.19cm">
          <draw:text-box>
            <text:p text:style-name="P1"><text:span text:style-name="T9">5.</text:span></text:p>
          </draw:text-box>
        </draw:frame>
        <draw:frame draw:style-name="gr4" draw:text-style-name="P5" draw:layer="layout" svg:width="0.352cm" svg:height="0.395cm" svg:x="2.855cm" svg:y="26.198cm">
          <draw:text-box>
            <text:p text:style-name="P1"><text:span text:style-name="T10"><text:s/></text:span></text:p>
          </draw:text-box>
        </draw:frame>
        <draw:frame draw:style-name="gr35" draw:text-style-name="P5" draw:layer="layout" svg:width="18.701cm" svg:height="0.412cm" svg:x="3.291cm" svg:y="26.19cm">
          <draw:text-box>
            <text:p text:style-name="P1"><text:span text:style-name="T8">Through <text:s/>my <text:s/>participation <text:s/>in <text:s/>the <text:s/>EBL <text:s/>events <text:s/>I <text:s/>commit <text:s/>to <text:s/>promote <text:s/>the <text:s/>celebration <text:s/>of <text:s/>bridge <text:s/>in <text:s/>an </text:span></text:p>
          </draw:text-box>
        </draw:frame>
        <draw:frame draw:style-name="gr36" draw:text-style-name="P5" draw:layer="layout" svg:width="15.437cm" svg:height="0.412cm" svg:x="3.291cm" svg:y="26.622cm">
          <draw:text-box>
            <text:p text:style-name="P1"><text:span text:style-name="T8">international community with respect for cultures and customs from all over the world. </text:span></text:p>
          </draw:text-box>
        </draw:frame>
      </draw:page>
      <draw:page draw:name="page2" draw:style-name="dp1" draw:master-page-name="master-page44">
        <draw:frame draw:style-name="gr2" draw:text-style-name="P3" draw:layer="layout" svg:width="2.831cm" svg:height="0.38cm" svg:x="9.081cm" svg:y="0.508cm">
          <draw:image xlink:href="Pictures/10000000000000DF0000001E334B8F60A77D4EFB.png" xlink:type="simple" xlink:show="embed" xlink:actuate="onLoad">
            <text:p/>
          </draw:image>
        </draw:frame>
        <draw:frame draw:style-name="gr2" draw:text-style-name="P3" draw:layer="layout" svg:width="0.367cm" svg:height="0.19cm" svg:x="9.081cm" svg:y="0.889cm">
          <draw:image xlink:href="Pictures/100000000000001D0000000F6004070B57DAF743.png" xlink:type="simple" xlink:show="embed" xlink:actuate="onLoad">
            <text:p/>
          </draw:image>
        </draw:frame>
        <draw:frame draw:style-name="gr2" draw:text-style-name="P3" draw:layer="layout" svg:width="2.831cm" svg:height="0.393cm" svg:x="9.081cm" svg:y="1.08cm">
          <draw:image xlink:href="Pictures/10000000000000DF0000001F7200058B5416F1EF.png" xlink:type="simple" xlink:show="embed" xlink:actuate="onLoad">
            <text:p/>
          </draw:image>
        </draw:frame>
        <draw:frame draw:style-name="gr2" draw:text-style-name="P3" draw:layer="layout" svg:width="0.367cm" svg:height="0.177cm" svg:x="9.081cm" svg:y="1.473cm">
          <draw:image xlink:href="Pictures/100000000000001D0000000E8930DE03F9B78D5B.png" xlink:type="simple" xlink:show="embed" xlink:actuate="onLoad">
            <text:p/>
          </draw:image>
        </draw:frame>
        <draw:frame draw:style-name="gr2" draw:text-style-name="P3" draw:layer="layout" svg:width="2.831cm" svg:height="0.393cm" svg:x="9.081cm" svg:y="1.651cm">
          <draw:image xlink:href="Pictures/10000000000000DF0000001F6366CD9256533772.png" xlink:type="simple" xlink:show="embed" xlink:actuate="onLoad">
            <text:p/>
          </draw:image>
        </draw:frame>
        <draw:frame draw:style-name="gr3" draw:text-style-name="P7" draw:layer="layout" svg:width="0.386cm" svg:height="0.454cm" svg:x="11.91cm" svg:y="1.683cm">
          <draw:text-box>
            <text:p text:style-name="P1"><text:span text:style-name="T2"><text:s/></text:span></text:p>
          </draw:text-box>
        </draw:frame>
        <draw:frame draw:style-name="gr3" draw:text-style-name="P7" draw:layer="layout" svg:width="0.386cm" svg:height="0.454cm" svg:x="10.494cm" svg:y="2.051cm">
          <draw:text-box>
            <text:p text:style-name="P1"><text:span text:style-name="T2"><text:s/></text:span></text:p>
          </draw:text-box>
        </draw:frame>
        <draw:frame draw:style-name="gr37" draw:text-style-name="P8" draw:layer="layout" svg:width="4.527cm" svg:height="0.357cm" svg:x="8.23cm" svg:y="26.891cm">
          <draw:text-box>
            <text:p text:style-name="P1"><text:span text:style-name="T6">EUROPEAN BRIDGE LEAGUE</text:span></text:p>
          </draw:text-box>
        </draw:frame>
        <draw:frame draw:style-name="gr38" draw:text-style-name="P8" draw:layer="layout" svg:width="0.317cm" svg:height="0.374cm" svg:x="12.761cm" svg:y="26.883cm">
          <draw:text-box>
            <text:p text:style-name="P1"><text:span text:style-name="T11"><text:s/></text:span></text:p>
          </draw:text-box>
        </draw:frame>
        <draw:frame draw:style-name="gr39" draw:text-style-name="P8" draw:layer="layout" svg:width="1.12cm" svg:height="0.357cm" svg:x="9.982cm" svg:y="27.257cm">
          <draw:text-box>
            <text:p text:style-name="P1"><text:span text:style-name="T6">Page 2 </text:span></text:p>
          </draw:text-box>
        </draw:frame>
        <draw:frame draw:style-name="gr40" draw:text-style-name="P8" draw:layer="layout" svg:width="0.317cm" svg:height="0.357cm" svg:x="10.494cm" svg:y="27.621cm">
          <draw:text-box>
            <text:p text:style-name="P1"><text:span text:style-name="T12"><text:s/></text:span></text:p>
          </draw:text-box>
        </draw:frame>
        <draw:frame draw:style-name="gr3" draw:text-style-name="P7" draw:layer="layout" svg:width="0.386cm" svg:height="0.454cm" svg:x="2.54cm" svg:y="27.991cm">
          <draw:text-box>
            <text:p text:style-name="P1"><text:span text:style-name="T2"><text:s/></text:span></text:p>
          </draw:text-box>
        </draw:frame>
        <draw:frame draw:style-name="gr12" draw:text-style-name="P5" draw:layer="layout" svg:width="0.352cm" svg:height="0.412cm" svg:x="2.54cm" svg:y="2.546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.976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3.408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3.838cm">
          <draw:text-box>
            <text:p text:style-name="P1"><text:span text:style-name="T9">6.</text:span></text:p>
          </draw:text-box>
        </draw:frame>
        <draw:frame draw:style-name="gr4" draw:text-style-name="P5" draw:layer="layout" svg:width="0.352cm" svg:height="0.395cm" svg:x="2.855cm" svg:y="3.846cm">
          <draw:text-box>
            <text:p text:style-name="P1"><text:span text:style-name="T10"><text:s/></text:span></text:p>
          </draw:text-box>
        </draw:frame>
        <draw:frame draw:style-name="gr41" draw:text-style-name="P5" draw:layer="layout" svg:width="18.366cm" svg:height="0.412cm" svg:x="3.291cm" svg:y="3.838cm">
          <draw:text-box>
            <text:p text:style-name="P1"><text:span text:style-name="T8">I agree that I will abstain from all public display of political actions, statements or comments within any </text:span></text:p>
          </draw:text-box>
        </draw:frame>
        <draw:frame draw:style-name="gr42" draw:text-style-name="P5" draw:layer="layout" svg:width="19.467cm" svg:height="0.412cm" svg:x="3.291cm" svg:y="4.269cm">
          <draw:text-box>
            <text:p text:style-name="P1"><text:span text:style-name="T8">EBL <text:s/>event <text:s/>and <text:s/>acknowledge <text:s/>that <text:s/>the <text:s/>EBL <text:s/>will <text:s/>not, <text:s/>without <text:s/>limitation, <text:s/>be <text:s/>responsible <text:s/>for <text:s/>any <text:s/>political, </text:span></text:p>
          </draw:text-box>
        </draw:frame>
        <draw:frame draw:style-name="gr43" draw:text-style-name="P5" draw:layer="layout" svg:width="15.039cm" svg:height="0.412cm" svg:x="3.291cm" svg:y="4.699cm">
          <draw:text-box>
            <text:p text:style-name="P1"><text:span text:style-name="T8">financial or other sanctions that any local or national authorities may impose on me. </text:span></text:p>
          </draw:text-box>
        </draw:frame>
        <draw:frame draw:style-name="gr12" draw:text-style-name="P5" draw:layer="layout" svg:width="0.352cm" svg:height="0.412cm" svg:x="2.54cm" svg:y="5.131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5.561cm">
          <draw:text-box>
            <text:p text:style-name="P1"><text:span text:style-name="T9">7.</text:span></text:p>
          </draw:text-box>
        </draw:frame>
        <draw:frame draw:style-name="gr4" draw:text-style-name="P5" draw:layer="layout" svg:width="0.352cm" svg:height="0.395cm" svg:x="2.855cm" svg:y="5.569cm">
          <draw:text-box>
            <text:p text:style-name="P1"><text:span text:style-name="T10"><text:s/></text:span></text:p>
          </draw:text-box>
        </draw:frame>
        <draw:frame draw:style-name="gr44" draw:text-style-name="P5" draw:layer="layout" svg:width="18.239cm" svg:height="0.412cm" svg:x="3.291cm" svg:y="5.561cm">
          <draw:text-box>
            <text:p text:style-name="P1"><text:span text:style-name="T8">I accept that EBL has the final authority to exclude me from its events in cases of non‐compliance with </text:span></text:p>
          </draw:text-box>
        </draw:frame>
        <draw:frame draw:style-name="gr45" draw:text-style-name="P5" draw:layer="layout" svg:width="19.327cm" svg:height="0.412cm" svg:x="3.291cm" svg:y="5.992cm">
          <draw:text-box>
            <text:p text:style-name="P1"><text:span text:style-name="T8">this <text:s/>commitment <text:s/>(including <text:s/>any <text:s/>applicable <text:s/>EBL <text:s/>rules <text:s/>and <text:s/>regulations) <text:s/>or <text:s/>in <text:s/>cases <text:s/>of <text:s/>misconduct, <text:s/>the </text:span></text:p>
          </draw:text-box>
        </draw:frame>
        <draw:frame draw:style-name="gr46" draw:text-style-name="P5" draw:layer="layout" svg:width="12.55cm" svg:height="0.412cm" svg:x="3.291cm" svg:y="6.422cm">
          <draw:text-box>
            <text:p text:style-name="P1"><text:span text:style-name="T8">meaning of which shall take into account local customs and traditions. </text:span></text:p>
          </draw:text-box>
        </draw:frame>
        <draw:frame draw:style-name="gr12" draw:text-style-name="P5" draw:layer="layout" svg:width="0.352cm" svg:height="0.412cm" svg:x="2.54cm" svg:y="6.854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7.284cm">
          <draw:text-box>
            <text:p text:style-name="P1"><text:span text:style-name="T9">8.</text:span></text:p>
          </draw:text-box>
        </draw:frame>
        <draw:frame draw:style-name="gr4" draw:text-style-name="P5" draw:layer="layout" svg:width="0.352cm" svg:height="0.395cm" svg:x="2.855cm" svg:y="7.292cm">
          <draw:text-box>
            <text:p text:style-name="P1"><text:span text:style-name="T10"><text:s/></text:span></text:p>
          </draw:text-box>
        </draw:frame>
        <draw:frame draw:style-name="gr47" draw:text-style-name="P5" draw:layer="layout" svg:width="18.417cm" svg:height="0.412cm" svg:x="3.291cm" svg:y="7.284cm">
          <draw:text-box>
            <text:p text:style-name="P1"><text:span text:style-name="T8">I confirm that I have not received any information including, without limitation, advice by a physician or </text:span></text:p>
          </draw:text-box>
        </draw:frame>
        <draw:frame draw:style-name="gr48" draw:text-style-name="P5" draw:layer="layout" svg:width="19.344cm" svg:height="0.412cm" svg:x="3.291cm" svg:y="7.713cm">
          <draw:text-box>
            <text:p text:style-name="P1"><text:span text:style-name="T8">another <text:s/>person <text:s/>that <text:s/>my <text:s/>health <text:s/>might <text:s/>be <text:s/>negatively <text:s/>affected <text:s/>or <text:s/>that <text:s/>my <text:s/>level <text:s/>of <text:s/>fitness <text:s/>may <text:s/>not <text:s/>be </text:span></text:p>
          </draw:text-box>
        </draw:frame>
        <draw:frame draw:style-name="gr49" draw:text-style-name="P5" draw:layer="layout" svg:width="7.393cm" svg:height="0.412cm" svg:x="3.291cm" svg:y="8.145cm">
          <draw:text-box>
            <text:p text:style-name="P1"><text:span text:style-name="T8">sufficient to participate in any EBL event. </text:span></text:p>
          </draw:text-box>
        </draw:frame>
        <draw:frame draw:style-name="gr12" draw:text-style-name="P5" draw:layer="layout" svg:width="0.352cm" svg:height="0.412cm" svg:x="2.54cm" svg:y="8.575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9.007cm">
          <draw:text-box>
            <text:p text:style-name="P1"><text:span text:style-name="T9">9.</text:span></text:p>
          </draw:text-box>
        </draw:frame>
        <draw:frame draw:style-name="gr4" draw:text-style-name="P5" draw:layer="layout" svg:width="0.352cm" svg:height="0.395cm" svg:x="2.855cm" svg:y="9.015cm">
          <draw:text-box>
            <text:p text:style-name="P1"><text:span text:style-name="T10"><text:s/></text:span></text:p>
          </draw:text-box>
        </draw:frame>
        <draw:frame draw:style-name="gr50" draw:text-style-name="P5" draw:layer="layout" svg:width="18.459cm" svg:height="0.412cm" svg:x="3.291cm" svg:y="9.007cm">
          <draw:text-box>
            <text:p text:style-name="P1"><text:span text:style-name="T8">I agree that I will be personally responsible for any damage that I may cause to persons or property and </text:span></text:p>
          </draw:text-box>
        </draw:frame>
        <draw:frame draw:style-name="gr51" draw:text-style-name="P5" draw:layer="layout" svg:width="19.547cm" svg:height="0.412cm" svg:x="3.291cm" svg:y="9.436cm">
          <draw:text-box>
            <text:p text:style-name="P1"><text:span text:style-name="T8">that <text:s/>I <text:s/>will <text:s/>be <text:s/>liable <text:s/>for <text:s/>indemnifying <text:s/>such damage. <text:s/>Therefore <text:s/>I accept that <text:s/>EBL <text:s/>(including <text:s/>its <text:s/>members, </text:span></text:p>
          </draw:text-box>
        </draw:frame>
        <draw:frame draw:style-name="gr52" draw:text-style-name="P5" draw:layer="layout" svg:width="18.65cm" svg:height="0.412cm" svg:x="3.291cm" svg:y="9.868cm">
          <draw:text-box>
            <text:p text:style-name="P1"><text:span text:style-name="T8">directors, officers, employers, staff operators, volunteers, contractors or agents) shall not be liable under </text:span></text:p>
          </draw:text-box>
        </draw:frame>
        <draw:frame draw:style-name="gr53" draw:text-style-name="P5" draw:layer="layout" svg:width="16.127cm" svg:height="0.412cm" svg:x="3.291cm" svg:y="10.298cm">
          <draw:text-box>
            <text:p text:style-name="P1"><text:span text:style-name="T8">any circumstances in connection with any damage that I may cause during any EBL event. </text:span></text:p>
          </draw:text-box>
        </draw:frame>
        <draw:frame draw:style-name="gr12" draw:text-style-name="P5" draw:layer="layout" svg:width="0.352cm" svg:height="0.412cm" svg:x="2.54cm" svg:y="10.73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11.159cm">
          <draw:text-box>
            <text:p text:style-name="P1"><text:span text:style-name="T9">10.</text:span></text:p>
          </draw:text-box>
        </draw:frame>
        <draw:frame draw:style-name="gr4" draw:text-style-name="P5" draw:layer="layout" svg:width="0.352cm" svg:height="0.395cm" svg:x="3.04cm" svg:y="11.167cm">
          <draw:text-box>
            <text:p text:style-name="P1"><text:span text:style-name="T10"><text:s/></text:span></text:p>
          </draw:text-box>
        </draw:frame>
        <draw:frame draw:style-name="gr55" draw:text-style-name="P5" draw:layer="layout" svg:width="18.057cm" svg:height="0.412cm" svg:x="3.291cm" svg:y="11.159cm">
          <draw:text-box>
            <text:p text:style-name="P1"><text:span text:style-name="T8">I accept and agree that if I participate in any EBL event it shall be at my own expense except for such </text:span></text:p>
          </draw:text-box>
        </draw:frame>
        <draw:frame draw:style-name="gr56" draw:text-style-name="P5" draw:layer="layout" svg:width="13.633cm" svg:height="0.412cm" svg:x="3.291cm" svg:y="11.589cm">
          <draw:text-box>
            <text:p text:style-name="P1"><text:span text:style-name="T8">costs as EBL, the Host City, and/or any other party explicitly accepts to bear. </text:span></text:p>
          </draw:text-box>
        </draw:frame>
        <draw:frame draw:style-name="gr12" draw:text-style-name="P5" draw:layer="layout" svg:width="0.352cm" svg:height="0.412cm" svg:x="2.54cm" svg:y="12.021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12.45cm">
          <draw:text-box>
            <text:p text:style-name="P1"><text:span text:style-name="T9">11.</text:span></text:p>
          </draw:text-box>
        </draw:frame>
        <draw:frame draw:style-name="gr4" draw:text-style-name="P5" draw:layer="layout" svg:width="0.352cm" svg:height="0.395cm" svg:x="3.04cm" svg:y="12.459cm">
          <draw:text-box>
            <text:p text:style-name="P1"><text:span text:style-name="T10"><text:s/></text:span></text:p>
          </draw:text-box>
        </draw:frame>
        <draw:frame draw:style-name="gr57" draw:text-style-name="P5" draw:layer="layout" svg:width="18.489cm" svg:height="0.412cm" svg:x="3.291cm" svg:y="12.45cm">
          <draw:text-box>
            <text:p text:style-name="P1"><text:span text:style-name="T8">In particular and without limitation to the foregoing, I accept that all the expenses concerning the travel </text:span></text:p>
          </draw:text-box>
        </draw:frame>
        <draw:frame draw:style-name="gr58" draw:text-style-name="P5" draw:layer="layout" svg:width="18.857cm" svg:height="0.412cm" svg:x="3.291cm" svg:y="12.882cm">
          <draw:text-box>
            <text:p text:style-name="P1"><text:span text:style-name="T8">to the Host City and back and all the costs of my stay, including accommodation, meals, transfers etc. are </text:span></text:p>
          </draw:text-box>
        </draw:frame>
        <draw:frame draw:style-name="gr59" draw:text-style-name="P5" draw:layer="layout" svg:width="9.878cm" svg:height="0.412cm" svg:x="3.291cm" svg:y="13.312cm">
          <draw:text-box>
            <text:p text:style-name="P1"><text:span text:style-name="T8">not in the responsibility or at charge of EBL or the host. </text:span></text:p>
          </draw:text-box>
        </draw:frame>
        <draw:polygon draw:style-name="gr60" draw:text-style-name="P10" draw:layer="layout" svg:width="15.117cm" svg:height="0.432cm" svg:x="3.333cm" svg:y="14.164cm" svg:viewBox="0 0 15118 433" draw:points="0,433 15118,433 15118,0 0,0">
          <text:p/>
        </draw:polygon>
        <draw:frame draw:style-name="gr12" draw:text-style-name="P5" draw:layer="layout" svg:width="0.352cm" svg:height="0.412cm" svg:x="2.54cm" svg:y="13.744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14.173cm">
          <draw:text-box>
            <text:p text:style-name="P1"><text:span text:style-name="T9">12.</text:span></text:p>
          </draw:text-box>
        </draw:frame>
        <draw:frame draw:style-name="gr4" draw:text-style-name="P5" draw:layer="layout" svg:width="0.352cm" svg:height="0.395cm" svg:x="3.04cm" svg:y="14.181cm">
          <draw:text-box>
            <text:p text:style-name="P1"><text:span text:style-name="T10"><text:s/></text:span></text:p>
          </draw:text-box>
        </draw:frame>
        <draw:polygon draw:style-name="gr60" draw:text-style-name="P10" draw:layer="layout" svg:width="15.159cm" svg:height="0.432cm" svg:x="3.291cm" svg:y="14.596cm" svg:viewBox="0 0 15160 433" draw:points="0,433 15160,433 15160,0 0,0">
          <text:p/>
        </draw:polygon>
        <draw:frame draw:style-name="gr61" draw:text-style-name="P5" draw:layer="layout" svg:width="19.154cm" svg:height="0.412cm" svg:x="3.334cm" svg:y="14.173cm">
          <draw:text-box>
            <text:p text:style-name="P1"><text:span text:style-name="T13">I <text:s/>agree <text:s/>to <text:s/>follow <text:s/>the <text:s/>regulation <text:s/>in <text:s/>the <text:s/>General <text:s/>Conditions <text:s/>of <text:s/>Contest <text:s/>or <text:s/>Supplemental <text:s/>Conditions <text:s/>of </text:span></text:p>
          </draw:text-box>
        </draw:frame>
        <draw:polygon draw:style-name="gr60" draw:text-style-name="P10" draw:layer="layout" svg:width="1.122cm" svg:height="0.432cm" svg:x="3.291cm" svg:y="15.026cm" svg:viewBox="0 0 1123 433" draw:points="0,433 1123,433 1123,0 0,0">
          <text:p/>
        </draw:polygon>
        <draw:frame draw:style-name="gr25" draw:text-style-name="P5" draw:layer="layout" svg:width="18.675cm" svg:height="0.412cm" svg:x="3.291cm" svg:y="14.605cm">
          <draw:text-box>
            <text:p text:style-name="P1"><text:span text:style-name="T13">Contest for each particular event in which I participate <text:s/>concerning the use and possession in the playing </text:span></text:p>
          </draw:text-box>
        </draw:frame>
        <draw:frame draw:style-name="gr62" draw:text-style-name="P5" draw:layer="layout" svg:width="18.375cm" svg:height="0.412cm" svg:x="3.291cm" svg:y="15.035cm">
          <draw:text-box>
            <text:p text:style-name="P1"><text:span text:style-name="T13">area of</text:span><text:span text:style-name="T14"> </text:span><text:span text:style-name="T8">electronic devices (for example mobile phones, pagers, smart phones, pocket computers etc). <text:s/>I </text:span></text:p>
          </draw:text-box>
        </draw:frame>
        <draw:frame draw:style-name="gr63" draw:text-style-name="P5" draw:layer="layout" svg:width="15.767cm" svg:height="0.412cm" svg:x="3.291cm" svg:y="15.467cm">
          <draw:text-box>
            <text:p text:style-name="P1"><text:span text:style-name="T8">accept and agree to be inspected in order to ensure compliance with the present clause. </text:span></text:p>
          </draw:text-box>
        </draw:frame>
        <draw:frame draw:style-name="gr12" draw:text-style-name="P5" draw:layer="layout" svg:width="0.352cm" svg:height="0.412cm" svg:x="2.54cm" svg:y="15.896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16.326cm">
          <draw:text-box>
            <text:p text:style-name="P1"><text:span text:style-name="T9">13.</text:span></text:p>
          </draw:text-box>
        </draw:frame>
        <draw:frame draw:style-name="gr4" draw:text-style-name="P5" draw:layer="layout" svg:width="0.352cm" svg:height="0.395cm" svg:x="3.04cm" svg:y="16.334cm">
          <draw:text-box>
            <text:p text:style-name="P1"><text:span text:style-name="T10"><text:s/></text:span></text:p>
          </draw:text-box>
        </draw:frame>
        <draw:frame draw:style-name="gr64" draw:text-style-name="P5" draw:layer="layout" svg:width="18.485cm" svg:height="0.412cm" svg:x="3.291cm" svg:y="16.326cm">
          <draw:text-box>
            <text:p text:style-name="P1"><text:span text:style-name="T8">I accept and agree not to smoke or to consume alcoholic beverages at the competition venue, except in </text:span></text:p>
          </draw:text-box>
        </draw:frame>
        <draw:frame draw:style-name="gr65" draw:text-style-name="P5" draw:layer="layout" svg:width="18.828cm" svg:height="0.412cm" svg:x="3.291cm" svg:y="16.758cm">
          <draw:text-box>
            <text:p text:style-name="P1"><text:span text:style-name="T8">such areas where smoking or consuming alcoholic beverages might be explicitly allowed and in such case </text:span></text:p>
          </draw:text-box>
        </draw:frame>
        <draw:frame draw:style-name="gr66" draw:text-style-name="P5" draw:layer="layout" svg:width="13.883cm" svg:height="0.412cm" svg:x="3.291cm" svg:y="17.187cm">
          <draw:text-box>
            <text:p text:style-name="P1"><text:span text:style-name="T8">only after the end of the segment, match or game in which I am participating. </text:span></text:p>
          </draw:text-box>
        </draw:frame>
        <draw:frame draw:style-name="gr12" draw:text-style-name="P5" draw:layer="layout" svg:width="0.352cm" svg:height="0.412cm" svg:x="2.54cm" svg:y="17.619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18.049cm">
          <draw:text-box>
            <text:p text:style-name="P1"><text:span text:style-name="T9">14.</text:span></text:p>
          </draw:text-box>
        </draw:frame>
        <draw:frame draw:style-name="gr4" draw:text-style-name="P5" draw:layer="layout" svg:width="0.352cm" svg:height="0.395cm" svg:x="3.04cm" svg:y="18.057cm">
          <draw:text-box>
            <text:p text:style-name="P1"><text:span text:style-name="T10"><text:s/></text:span></text:p>
          </draw:text-box>
        </draw:frame>
        <draw:frame draw:style-name="gr26" draw:text-style-name="P5" draw:layer="layout" svg:width="18.379cm" svg:height="0.412cm" svg:x="3.291cm" svg:y="18.049cm">
          <draw:text-box>
            <text:p text:style-name="P1"><text:span text:style-name="T8">I accept to be subject to the anti‐doping rules of the WORLD BRIDGE FEDERATION (WBF). <text:s/>In particular I </text:span></text:p>
          </draw:text-box>
        </draw:frame>
        <draw:frame draw:style-name="gr67" draw:text-style-name="P5" draw:layer="layout" svg:width="18.087cm" svg:height="0.412cm" svg:x="3.291cm" svg:y="18.481cm">
          <draw:text-box>
            <text:p text:style-name="P1"><text:span text:style-name="T8">accept to submit to doping control by or at the request of WBF or EBL and I accept consequences and </text:span></text:p>
          </draw:text-box>
        </draw:frame>
        <draw:frame draw:style-name="gr25" draw:text-style-name="P5" draw:layer="layout" svg:width="18.675cm" svg:height="0.412cm" svg:x="3.291cm" svg:y="18.91cm">
          <draw:text-box>
            <text:p text:style-name="P1"><text:span text:style-name="T8">sanctions as well as the jurisdiction of WBF and EBL and of the Court of Arbitration for Sports as provided </text:span></text:p>
          </draw:text-box>
        </draw:frame>
        <draw:polygon draw:style-name="gr68" draw:text-style-name="P11" draw:layer="layout" svg:width="3.152cm" svg:height="0.023cm" svg:x="11.584cm" svg:y="19.71cm" svg:viewBox="0 0 3153 24" draw:points="0,24 3153,24 3153,0 0,0">
          <text:p/>
        </draw:polygon>
        <draw:frame draw:style-name="gr69" draw:text-style-name="P5" draw:layer="layout" svg:width="14.035cm" svg:height="0.412cm" svg:x="3.291cm" svg:y="19.342cm">
          <draw:text-box>
            <text:p text:style-name="P1"><text:span text:style-name="T8">for in the anti‐doping rules of WBF which I can consult on </text:span><text:span text:style-name="T15">www.worldbridge.org</text:span><text:span text:style-name="T8"> </text:span></text:p>
          </draw:text-box>
        </draw:frame>
        <draw:frame draw:style-name="gr12" draw:text-style-name="P5" draw:layer="layout" svg:width="0.352cm" svg:height="0.412cm" svg:x="2.54cm" svg:y="19.772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20.202cm">
          <draw:text-box>
            <text:p text:style-name="P1"><text:span text:style-name="T9">15.</text:span></text:p>
          </draw:text-box>
        </draw:frame>
        <draw:frame draw:style-name="gr4" draw:text-style-name="P5" draw:layer="layout" svg:width="0.352cm" svg:height="0.395cm" svg:x="3.04cm" svg:y="20.21cm">
          <draw:text-box>
            <text:p text:style-name="P1"><text:span text:style-name="T10"><text:s/></text:span></text:p>
          </draw:text-box>
        </draw:frame>
        <draw:frame draw:style-name="gr70" draw:text-style-name="P5" draw:layer="layout" svg:width="18.591cm" svg:height="0.412cm" svg:x="3.291cm" svg:y="20.202cm">
          <draw:text-box>
            <text:p text:style-name="P1"><text:span text:style-name="T8">I agree to be photographed, filmed, identified and otherwise recorded during any EBL event, both during </text:span></text:p>
          </draw:text-box>
        </draw:frame>
        <draw:frame draw:style-name="gr42" draw:text-style-name="P5" draw:layer="layout" svg:width="19.467cm" svg:height="0.412cm" svg:x="3.291cm" svg:y="20.633cm">
          <draw:text-box>
            <text:p text:style-name="P1"><text:span text:style-name="T8">and <text:s/>outside <text:s/>the <text:s/>competitions. <text:s/>I <text:s/>accept <text:s/>that <text:s/>such <text:s/>photos, <text:s/>films, <text:s/>footage <text:s/>and <text:s/>other <text:s/>recordings <text:s/>may <text:s/>be </text:span></text:p>
          </draw:text-box>
        </draw:frame>
        <draw:frame draw:style-name="gr71" draw:text-style-name="P5" draw:layer="layout" svg:width="19.429cm" svg:height="0.412cm" svg:x="3.291cm" svg:y="21.063cm">
          <draw:text-box>
            <text:p text:style-name="P1"><text:span text:style-name="T8">published and <text:s/>broadcast <text:s/>worldwide <text:s/>by <text:s/>any <text:s/>means (TV, <text:s/>internet <text:s/>etc.) <text:s/>and <text:s/>may <text:s/>be used by EBL <text:s/>and <text:s/>the </text:span></text:p>
          </draw:text-box>
        </draw:frame>
        <draw:frame draw:style-name="gr72" draw:text-style-name="P5" draw:layer="layout" svg:width="17.926cm" svg:height="0.412cm" svg:x="3.291cm" svg:y="21.495cm">
          <draw:text-box>
            <text:p text:style-name="P1"><text:span text:style-name="T8">host for non‐commercial promotion purposes at no cost to EBL or the host. <text:s/>I agree that such photos, </text:span></text:p>
          </draw:text-box>
        </draw:frame>
        <draw:frame draw:style-name="gr73" draw:text-style-name="P5" draw:layer="layout" svg:width="18.781cm" svg:height="0.412cm" svg:x="3.291cm" svg:y="21.925cm">
          <draw:text-box>
            <text:p text:style-name="P1"><text:span text:style-name="T8">films, <text:s/>footage <text:s/>and <text:s/>other <text:s/>recordings <text:s/>may <text:s/>be <text:s/>used <text:s/>for <text:s/>any <text:s/>investigatory <text:s/>and <text:s/>evidential <text:s/>purposes <text:s/>in </text:span></text:p>
          </draw:text-box>
        </draw:frame>
        <draw:frame draw:style-name="gr74" draw:text-style-name="P5" draw:layer="layout" svg:width="7.639cm" svg:height="0.412cm" svg:x="3.291cm" svg:y="22.356cm">
          <draw:text-box>
            <text:p text:style-name="P1"><text:span text:style-name="T8">connection with any disciplinary enquiries. </text:span></text:p>
          </draw:text-box>
        </draw:frame>
        <draw:frame draw:style-name="gr12" draw:text-style-name="P5" draw:layer="layout" svg:width="0.352cm" svg:height="0.412cm" svg:x="2.54cm" svg:y="22.786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23.218cm">
          <draw:text-box>
            <text:p text:style-name="P1"><text:span text:style-name="T9">16.</text:span></text:p>
          </draw:text-box>
        </draw:frame>
        <draw:frame draw:style-name="gr4" draw:text-style-name="P5" draw:layer="layout" svg:width="0.352cm" svg:height="0.395cm" svg:x="3.04cm" svg:y="23.226cm">
          <draw:text-box>
            <text:p text:style-name="P1"><text:span text:style-name="T10"><text:s/></text:span></text:p>
          </draw:text-box>
        </draw:frame>
        <draw:frame draw:style-name="gr75" draw:text-style-name="P5" draw:layer="layout" svg:width="18.112cm" svg:height="0.412cm" svg:x="3.291cm" svg:y="23.218cm">
          <draw:text-box>
            <text:p text:style-name="P1"><text:span text:style-name="T8">I accept that such photos, films, footage and other recordings may also be used by EBL post‐event for </text:span></text:p>
          </draw:text-box>
        </draw:frame>
        <draw:frame draw:style-name="gr76" draw:text-style-name="P5" draw:layer="layout" svg:width="11.457cm" svg:height="0.412cm" svg:x="3.291cm" svg:y="23.648cm">
          <draw:text-box>
            <text:p text:style-name="P1"><text:span text:style-name="T8">promotional and editorial purposes related to future EBL events. </text:span></text:p>
          </draw:text-box>
        </draw:frame>
        <draw:frame draw:style-name="gr12" draw:text-style-name="P5" draw:layer="layout" svg:width="0.352cm" svg:height="0.412cm" svg:x="3.789cm" svg:y="24.079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24.509cm">
          <draw:text-box>
            <text:p text:style-name="P1"><text:span text:style-name="T9">17.</text:span></text:p>
          </draw:text-box>
        </draw:frame>
        <draw:frame draw:style-name="gr4" draw:text-style-name="P5" draw:layer="layout" svg:width="0.352cm" svg:height="0.395cm" svg:x="3.04cm" svg:y="24.517cm">
          <draw:text-box>
            <text:p text:style-name="P1"><text:span text:style-name="T10"><text:s/></text:span></text:p>
          </draw:text-box>
        </draw:frame>
        <draw:frame draw:style-name="gr77" draw:text-style-name="P5" draw:layer="layout" svg:width="19.255cm" svg:height="0.412cm" svg:x="3.291cm" svg:y="24.509cm">
          <draw:text-box>
            <text:p text:style-name="P1"><text:span text:style-name="T8">I <text:s/>will <text:s/>not <text:s/>participate <text:s/>in, <text:s/>nor <text:s/>support <text:s/>betting <text:s/>related <text:s/>to <text:s/>EBL <text:s/>events <text:s/>and <text:s/>understand <text:s/>that <text:s/>all <text:s/>forms <text:s/>of </text:span></text:p>
          </draw:text-box>
        </draw:frame>
        <draw:frame draw:style-name="gr78" draw:text-style-name="P5" draw:layer="layout" svg:width="10.496cm" svg:height="0.412cm" svg:x="3.291cm" svg:y="24.939cm">
          <draw:text-box>
            <text:p text:style-name="P1"><text:span text:style-name="T8">promotion of betting related to such events are prohibited. </text:span></text:p>
          </draw:text-box>
        </draw:frame>
        <draw:frame draw:style-name="gr12" draw:text-style-name="P5" draw:layer="layout" svg:width="0.352cm" svg:height="0.412cm" svg:x="2.54cm" svg:y="25.371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44">
        <draw:frame draw:style-name="gr2" draw:text-style-name="P3" draw:layer="layout" svg:width="2.831cm" svg:height="0.38cm" svg:x="9.081cm" svg:y="0.508cm">
          <draw:image xlink:href="Pictures/10000000000000DF0000001E334B8F60A77D4EFB.png" xlink:type="simple" xlink:show="embed" xlink:actuate="onLoad">
            <text:p/>
          </draw:image>
        </draw:frame>
        <draw:frame draw:style-name="gr2" draw:text-style-name="P3" draw:layer="layout" svg:width="0.367cm" svg:height="0.19cm" svg:x="9.081cm" svg:y="0.889cm">
          <draw:image xlink:href="Pictures/100000000000001D0000000F6004070B57DAF743.png" xlink:type="simple" xlink:show="embed" xlink:actuate="onLoad">
            <text:p/>
          </draw:image>
        </draw:frame>
        <draw:frame draw:style-name="gr2" draw:text-style-name="P3" draw:layer="layout" svg:width="2.831cm" svg:height="0.393cm" svg:x="9.081cm" svg:y="1.08cm">
          <draw:image xlink:href="Pictures/10000000000000DF0000001FD365079AB21B2826.png" xlink:type="simple" xlink:show="embed" xlink:actuate="onLoad">
            <text:p/>
          </draw:image>
        </draw:frame>
        <draw:frame draw:style-name="gr2" draw:text-style-name="P3" draw:layer="layout" svg:width="0.367cm" svg:height="0.177cm" svg:x="9.081cm" svg:y="1.473cm">
          <draw:image xlink:href="Pictures/100000000000001D0000000EBE748C12116761BD.png" xlink:type="simple" xlink:show="embed" xlink:actuate="onLoad">
            <text:p/>
          </draw:image>
        </draw:frame>
        <draw:frame draw:style-name="gr2" draw:text-style-name="P3" draw:layer="layout" svg:width="2.831cm" svg:height="0.393cm" svg:x="9.081cm" svg:y="1.651cm">
          <draw:image xlink:href="Pictures/10000000000000DF0000001F85512AD7ECCF66E4.png" xlink:type="simple" xlink:show="embed" xlink:actuate="onLoad">
            <text:p/>
          </draw:image>
        </draw:frame>
        <draw:frame draw:style-name="gr3" draw:text-style-name="P7" draw:layer="layout" svg:width="0.386cm" svg:height="0.454cm" svg:x="11.91cm" svg:y="1.683cm">
          <draw:text-box>
            <text:p text:style-name="P1"><text:span text:style-name="T2"><text:s/></text:span></text:p>
          </draw:text-box>
        </draw:frame>
        <draw:frame draw:style-name="gr3" draw:text-style-name="P7" draw:layer="layout" svg:width="0.386cm" svg:height="0.454cm" svg:x="10.494cm" svg:y="2.051cm">
          <draw:text-box>
            <text:p text:style-name="P1"><text:span text:style-name="T2"><text:s/></text:span></text:p>
          </draw:text-box>
        </draw:frame>
        <draw:frame draw:style-name="gr37" draw:text-style-name="P8" draw:layer="layout" svg:width="4.527cm" svg:height="0.357cm" svg:x="8.23cm" svg:y="26.891cm">
          <draw:text-box>
            <text:p text:style-name="P1"><text:span text:style-name="T6">EUROPEAN BRIDGE LEAGUE</text:span></text:p>
          </draw:text-box>
        </draw:frame>
        <draw:frame draw:style-name="gr38" draw:text-style-name="P8" draw:layer="layout" svg:width="0.317cm" svg:height="0.374cm" svg:x="12.761cm" svg:y="26.883cm">
          <draw:text-box>
            <text:p text:style-name="P1"><text:span text:style-name="T11"><text:s/></text:span></text:p>
          </draw:text-box>
        </draw:frame>
        <draw:frame draw:style-name="gr39" draw:text-style-name="P8" draw:layer="layout" svg:width="1.12cm" svg:height="0.357cm" svg:x="9.982cm" svg:y="27.257cm">
          <draw:text-box>
            <text:p text:style-name="P1"><text:span text:style-name="T6">P</text:span><text:span text:style-name="T6">a</text:span><text:span text:style-name="T6">g</text:span><text:span text:style-name="T6">e </text:span><text:span text:style-name="T6">3 </text:span></text:p>
          </draw:text-box>
        </draw:frame>
        <draw:frame draw:style-name="gr40" draw:text-style-name="P8" draw:layer="layout" svg:width="0.317cm" svg:height="0.357cm" svg:x="10.494cm" svg:y="27.621cm">
          <draw:text-box>
            <text:p text:style-name="P1"><text:span text:style-name="T12"><text:s/></text:span></text:p>
          </draw:text-box>
        </draw:frame>
        <draw:frame draw:style-name="gr3" draw:text-style-name="P7" draw:layer="layout" svg:width="0.386cm" svg:height="0.454cm" svg:x="2.54cm" svg:y="27.991cm">
          <draw:text-box>
            <text:p text:style-name="P1"><text:span text:style-name="T2"><text:s/></text:span></text:p>
          </draw:text-box>
        </draw:frame>
        <draw:frame draw:style-name="gr54" draw:text-style-name="P5" draw:layer="layout" svg:width="0.561cm" svg:height="0.412cm" svg:x="2.54cm" svg:y="2.546cm">
          <draw:text-box>
            <text:p text:style-name="P1"><text:span text:style-name="T9">18.</text:span></text:p>
          </draw:text-box>
        </draw:frame>
        <draw:frame draw:style-name="gr4" draw:text-style-name="P5" draw:layer="layout" svg:width="0.352cm" svg:height="0.395cm" svg:x="3.04cm" svg:y="2.555cm">
          <draw:text-box>
            <text:p text:style-name="P1"><text:span text:style-name="T10"><text:s/></text:span></text:p>
          </draw:text-box>
        </draw:frame>
        <draw:frame draw:style-name="gr44" draw:text-style-name="P5" draw:layer="layout" svg:width="18.239cm" svg:height="0.412cm" svg:x="3.291cm" svg:y="2.546cm">
          <draw:text-box>
            <text:p text:style-name="P1"><text:span text:style-name="T8">I agree that any dispute not to be adjudicated in application of specific procedures provided for by EBL </text:span></text:p>
          </draw:text-box>
        </draw:frame>
        <draw:frame draw:style-name="gr79" draw:text-style-name="P5" draw:layer="layout" svg:width="18.967cm" svg:height="0.412cm" svg:x="3.291cm" svg:y="2.976cm">
          <draw:text-box>
            <text:p text:style-name="P1"><text:span text:style-name="T8">but <text:s/>which <text:s/>arise <text:s/>between <text:s/>myself <text:s/>and <text:s/>EBL <text:s/>and/or <text:s/>Host <text:s/>Member <text:s/>Federation <text:s/>and/or <text:s/>the <text:s/>Championship </text:span></text:p>
          </draw:text-box>
        </draw:frame>
        <draw:frame draw:style-name="gr80" draw:text-style-name="P5" draw:layer="layout" svg:width="19.306cm" svg:height="0.412cm" svg:x="3.291cm" svg:y="3.408cm">
          <draw:text-box>
            <text:p text:style-name="P1"><text:span text:style-name="T8">Organising <text:s/>Committee <text:s/>and/or <text:s/>their <text:s/>respective <text:s/>members, <text:s/>directors, <text:s/>officers, <text:s/>staff <text:s/>operators, <text:s/>employees </text:span></text:p>
          </draw:text-box>
        </draw:frame>
        <draw:frame draw:style-name="gr81" draw:text-style-name="P5" draw:layer="layout" svg:width="18.409cm" svg:height="0.412cm" svg:x="3.291cm" svg:y="3.838cm">
          <draw:text-box>
            <text:p text:style-name="P1"><text:span text:style-name="T8">and volunteers, including but not limited to claims for damages of either party against the other arising </text:span></text:p>
          </draw:text-box>
        </draw:frame>
        <draw:frame draw:style-name="gr82" draw:text-style-name="P5" draw:layer="layout" svg:width="18.303cm" svg:height="0.412cm" svg:x="3.291cm" svg:y="4.269cm">
          <draw:text-box>
            <text:p text:style-name="P1"><text:span text:style-name="T8">out of occurrences (acts or omissions) linked with my participation to a EBL event shall be governed by </text:span></text:p>
          </draw:text-box>
        </draw:frame>
        <draw:frame draw:style-name="gr83" draw:text-style-name="P5" draw:layer="layout" svg:width="18.823cm" svg:height="0.412cm" svg:x="3.291cm" svg:y="4.699cm">
          <draw:text-box>
            <text:p text:style-name="P1"><text:span text:style-name="T8">Swiss <text:s/>Law <text:s/>and <text:s/>exclusively <text:s/>settled <text:s/>by <text:s/>arbitration <text:s/>before <text:s/>the <text:s/>Court <text:s/>of <text:s/>Arbitration <text:s/>for <text:s/>Sport <text:s/>(CAS) <text:s/>in </text:span></text:p>
          </draw:text-box>
        </draw:frame>
        <draw:frame draw:style-name="gr84" draw:text-style-name="P5" draw:layer="layout" svg:width="10.412cm" svg:height="0.412cm" svg:x="3.291cm" svg:y="5.131cm">
          <draw:text-box>
            <text:p text:style-name="P1"><text:span text:style-name="T8">Lausanne, in accordance with the CAS rules then in effect. </text:span></text:p>
          </draw:text-box>
        </draw:frame>
        <draw:frame draw:style-name="gr12" draw:text-style-name="P5" draw:layer="layout" svg:width="0.352cm" svg:height="0.412cm" svg:x="2.54cm" svg:y="5.561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5.992cm">
          <draw:text-box>
            <text:p text:style-name="P1"><text:span text:style-name="T9">19.</text:span></text:p>
          </draw:text-box>
        </draw:frame>
        <draw:frame draw:style-name="gr4" draw:text-style-name="P5" draw:layer="layout" svg:width="0.352cm" svg:height="0.395cm" svg:x="3.04cm" svg:y="6cm">
          <draw:text-box>
            <text:p text:style-name="P1"><text:span text:style-name="T10"><text:s/></text:span></text:p>
          </draw:text-box>
        </draw:frame>
        <draw:frame draw:style-name="gr85" draw:text-style-name="P5" draw:layer="layout" svg:width="18.722cm" svg:height="0.412cm" svg:x="3.291cm" svg:y="5.992cm">
          <draw:text-box>
            <text:p text:style-name="P1"><text:span text:style-name="T8">I </text:span><text:span text:style-name="T8">a</text:span><text:span text:style-name="T8">m</text:span><text:span text:style-name="T8"> </text:span><text:span text:style-name="T8">a</text:span><text:span text:style-name="T8">w</text:span><text:span text:style-name="T8">ar</text:span><text:span text:style-name="T8">e </text:span><text:span text:style-name="T8">a</text:span><text:span text:style-name="T8">n</text:span><text:span text:style-name="T8">d </text:span><text:span text:style-name="T8">I </text:span><text:span text:style-name="T8">a</text:span><text:span text:style-name="T8">gr</text:span><text:span text:style-name="T8">e</text:span><text:span text:style-name="T8">e </text:span><text:span text:style-name="T8">t</text:span><text:span text:style-name="T8">h</text:span><text:span text:style-name="T8">a</text:span><text:span text:style-name="T8">t </text:span><text:span text:style-name="T8">m</text:span><text:span text:style-name="T8">y </text:span><text:span text:style-name="T8">p</text:span><text:span text:style-name="T8">a</text:span><text:span text:style-name="T8">rt</text:span><text:span text:style-name="T8">ic</text:span><text:span text:style-name="T8">ip</text:span><text:span text:style-name="T8">a</text:span><text:span text:style-name="T8">ti</text:span><text:span text:style-name="T8">o</text:span><text:span text:style-name="T8">n </text:span><text:span text:style-name="T8">in </text:span><text:span text:style-name="T8">a</text:span><text:span text:style-name="T8">n</text:span><text:span text:style-name="T8">y </text:span><text:span text:style-name="T8">E</text:span><text:span text:style-name="T8">B</text:span><text:span text:style-name="T8">L </text:span><text:span text:style-name="T8">e</text:span><text:span text:style-name="T8">v</text:span><text:span text:style-name="T8">e</text:span><text:span text:style-name="T8">n</text:span><text:span text:style-name="T8">t </text:span><text:span text:style-name="T8">is </text:span><text:span text:style-name="T8">c</text:span><text:span text:style-name="T8">o</text:span><text:span text:style-name="T8">n</text:span><text:span text:style-name="T8">di</text:span><text:span text:style-name="T8">ti</text:span><text:span text:style-name="T8">o</text:span><text:span text:style-name="T8">n</text:span><text:span text:style-name="T8">al </text:span><text:span text:style-name="T8">u</text:span><text:span text:style-name="T8">p</text:span><text:span text:style-name="T8">o</text:span><text:span text:style-name="T8">n </text:span><text:span text:style-name="T8">m</text:span><text:span text:style-name="T8">y </text:span><text:span text:style-name="T8">v</text:span><text:span text:style-name="T8">al</text:span><text:span text:style-name="T8">id </text:span><text:span text:style-name="T8">a</text:span><text:span text:style-name="T8">c</text:span><text:span text:style-name="T8">c</text:span><text:span text:style-name="T8">e</text:span><text:span text:style-name="T8">p</text:span><text:span text:style-name="T8">t</text:span><text:span text:style-name="T8">a</text:span><text:span text:style-name="T8">n</text:span><text:span text:style-name="T8">c</text:span><text:span text:style-name="T8">e </text:span><text:span text:style-name="T8">o</text:span><text:span text:style-name="T8">f </text:span></text:p>
          </draw:text-box>
        </draw:frame>
        <draw:frame draw:style-name="gr86" draw:text-style-name="P5" draw:layer="layout" svg:width="18.743cm" svg:height="0.412cm" svg:x="3.291cm" svg:y="6.422cm">
          <draw:text-box>
            <text:p text:style-name="P1"><text:span text:style-name="T8">a</text:span><text:span text:style-name="T8">n</text:span><text:span text:style-name="T8">d</text:span><text:span text:style-name="T8"> </text:span><text:span text:style-name="T8">m</text:span><text:span text:style-name="T8">y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i</text:span><text:span text:style-name="T8">a</text:span><text:span text:style-name="T8">n</text:span><text:span text:style-name="T8">c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l</text:span><text:span text:style-name="T8">l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d</text:span><text:span text:style-name="T8">o</text:span><text:span text:style-name="T8">c</text:span><text:span text:style-name="T8">u</text:span><text:span text:style-name="T8">m</text:span><text:span text:style-name="T8">e</text:span><text:span text:style-name="T8">n</text:span><text:span text:style-name="T8">t</text:span><text:span text:style-name="T8">. </text:span><text:span text:style-name="T8"><text:s/></text:span><text:span text:style-name="T8">I </text:span><text:span text:style-name="T8">a</text:span><text:span text:style-name="T8">c</text:span><text:span text:style-name="T8">k</text:span><text:span text:style-name="T8">n</text:span><text:span text:style-name="T8">o</text:span><text:span text:style-name="T8">w</text:span><text:span text:style-name="T8">l</text:span><text:span text:style-name="T8">e</text:span><text:span text:style-name="T8">d</text:span><text:span text:style-name="T8">g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i</text:span><text:span text:style-name="T8">f</text:span><text:span text:style-name="T8"> </text:span><text:span text:style-name="T8">t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s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/text:p>
          </draw:text-box>
        </draw:frame>
        <draw:frame draw:style-name="gr87" draw:text-style-name="P5" draw:layer="layout" svg:width="18.447cm" svg:height="0.412cm" svg:x="3.291cm" svg:y="6.854cm">
          <draw:text-box>
            <text:p text:style-name="P1"><text:span text:style-name="T8">time to time any contradiction or inconsistency between this declaration (on the one </text:span><text:span text:style-name="T8">hand) and the EBL </text:span></text:p>
          </draw:text-box>
        </draw:frame>
        <draw:frame draw:style-name="gr88" draw:text-style-name="P5" draw:layer="layout" svg:width="12.905cm" svg:height="0.412cm" svg:x="3.291cm" svg:y="7.284cm">
          <draw:text-box>
            <text:p text:style-name="P1"><text:span text:style-name="T8">S</text:span><text:span text:style-name="T8">t</text:span><text:span text:style-name="T8">a</text:span><text:span text:style-name="T8">t</text:span><text:span text:style-name="T8">u</text:span><text:span text:style-name="T8">t</text:span><text:span text:style-name="T8">e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u</text:span><text:span text:style-name="T8">l</text:span><text:span text:style-name="T8">e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g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(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)</text:span><text:span text:style-name="T8">, </text:span><text:span text:style-name="T8">t</text:span><text:span text:style-name="T8">h</text:span><text:span text:style-name="T8">e</text:span><text:span text:style-name="T8"> </text:span><text:span text:style-name="T8">l</text:span><text:span text:style-name="T8">a</text:span><text:span text:style-name="T8">t</text:span><text:span text:style-name="T8">t</text:span><text:span text:style-name="T8">e</text:span><text:span text:style-name="T8">r</text:span><text:span text:style-name="T8"> </text:span><text:span text:style-name="T8">w</text:span><text:span text:style-name="T8">i</text:span><text:span text:style-name="T8">l</text:span><text:span text:style-name="T8">l </text:span><text:span text:style-name="T8">p</text:span><text:span text:style-name="T8">r</text:span><text:span text:style-name="T8">e</text:span><text:span text:style-name="T8">v</text:span><text:span text:style-name="T8">a</text:span><text:span text:style-name="T8">i</text:span><text:span text:style-name="T8">l</text:span><text:span text:style-name="T8">. </text:span></text:p>
          </draw:text-box>
        </draw:frame>
        <draw:frame draw:style-name="gr12" draw:text-style-name="P5" draw:layer="layout" svg:width="0.352cm" svg:height="0.412cm" svg:x="2.54cm" svg:y="7.713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8.357cm">
          <draw:text-box>
            <text:p text:style-name="P1"><text:span text:style-name="T9">2</text:span><text:span text:style-name="T9">0</text:span><text:span text:style-name="T9">.</text:span></text:p>
          </draw:text-box>
        </draw:frame>
        <draw:frame draw:style-name="gr4" draw:text-style-name="P5" draw:layer="layout" svg:width="0.352cm" svg:height="0.395cm" svg:x="3.04cm" svg:y="8.365cm">
          <draw:text-box>
            <text:p text:style-name="P1"><text:span text:style-name="T10"><text:s/></text:span></text:p>
          </draw:text-box>
        </draw:frame>
        <draw:frame draw:style-name="gr89" draw:text-style-name="P5" draw:layer="layout" svg:width="15.191cm" svg:height="0.412cm" svg:x="3.291cm" svg:y="8.357cm">
          <draw:text-box>
            <text:p text:style-name="P1"><text:span text:style-name="T8">I</text:span><text:span text:style-name="T8">n</text:span><text:span text:style-name="T8"> </text:span><text:span text:style-name="T8">a</text:span><text:span text:style-name="T8">d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, </text:span><text:span text:style-name="T8">I </text:span><text:span text:style-name="T8">a</text:span><text:span text:style-name="T8">c</text:span><text:span text:style-name="T8">c</text:span><text:span text:style-name="T8">e</text:span><text:span text:style-name="T8">p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n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W</text:span><text:span text:style-name="T8">A</text:span><text:span text:style-name="T8">D</text:span><text:span text:style-name="T8">A</text:span><text:span text:style-name="T8"> </text:span><text:span text:style-name="T8">A</text:span><text:span text:style-name="T8">t</text:span><text:span text:style-name="T8">h</text:span><text:span text:style-name="T8">l</text:span><text:span text:style-name="T8">e</text:span><text:span text:style-name="T8">t</text:span><text:span text:style-name="T8">e</text:span><text:span text:style-name="T8"> </text:span><text:span text:style-name="T8">C</text:span><text:span text:style-name="T8">o</text:span><text:span text:style-name="T8">n</text:span><text:span text:style-name="T8">s</text:span><text:span text:style-name="T8">e</text:span><text:span text:style-name="T8">n</text:span><text:span text:style-name="T8">t</text:span><text:span text:style-name="T8"> </text:span><text:span text:style-name="T8">f</text:span><text:span text:style-name="T8">o</text:span><text:span text:style-name="T8">r</text:span><text:span text:style-name="T8">m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e</text:span><text:span text:style-name="T8">d</text:span><text:span text:style-name="T8"> </text:span><text:span text:style-name="T8">b</text:span><text:span text:style-name="T8">e</text:span><text:span text:style-name="T8">l</text:span><text:span text:style-name="T8">o</text:span><text:span text:style-name="T8">w</text:span><text:span text:style-name="T8">: </text:span></text:p>
          </draw:text-box>
        </draw:frame>
        <draw:frame draw:style-name="gr12" draw:text-style-name="P5" draw:layer="layout" svg:width="0.352cm" svg:height="0.412cm" svg:x="2.716cm" svg:y="8.827cm">
          <draw:text-box>
            <text:p text:style-name="P1"><text:span text:style-name="T8"><text:s/></text:span></text:p>
          </draw:text-box>
        </draw:frame>
        <draw:frame draw:style-name="gr90" draw:text-style-name="P5" draw:layer="layout" svg:width="18.231cm" svg:height="0.412cm" svg:x="3.291cm" svg:y="9.297cm">
          <draw:text-box>
            <text:p text:style-name="P1"><text:span text:style-name="T8">As a member of the EBL and/or a participant in an </text:span><text:span text:style-name="T8">event authorized or recognized by the EBL, I hereby </text:span></text:p>
          </draw:text-box>
        </draw:frame>
        <draw:frame draw:style-name="gr91" draw:text-style-name="P5" draw:layer="layout" svg:width="3.368cm" svg:height="0.412cm" svg:x="3.291cm" svg:y="9.766cm">
          <draw:text-box>
            <text:p text:style-name="P1"><text:span text:style-name="T8">d</text:span><text:span text:style-name="T8">e</text:span><text:span text:style-name="T8">c</text:span><text:span text:style-name="T8">l</text:span><text:span text:style-name="T8">a</text:span><text:span text:style-name="T8">r</text:span><text:span text:style-name="T8">e</text:span><text:span text:style-name="T8"> </text:span><text:span text:style-name="T8">a</text:span><text:span text:style-name="T8">s</text:span><text:span text:style-name="T8"> </text:span><text:span text:style-name="T8">f</text:span><text:span text:style-name="T8">o</text:span><text:span text:style-name="T8">l</text:span><text:span text:style-name="T8">l</text:span><text:span text:style-name="T8">o</text:span><text:span text:style-name="T8">w</text:span><text:span text:style-name="T8">s</text:span><text:span text:style-name="T8">: </text:span></text:p>
          </draw:text-box>
        </draw:frame>
        <draw:frame draw:style-name="gr12" draw:text-style-name="P5" draw:layer="layout" svg:width="0.352cm" svg:height="0.412cm" svg:x="2.54cm" svg:y="10.228cm">
          <draw:text-box>
            <text:p text:style-name="P1"><text:span text:style-name="T8"><text:s/></text:span></text:p>
          </draw:text-box>
        </draw:frame>
        <draw:frame draw:style-name="gr92" draw:text-style-name="P5" draw:layer="layout" svg:width="0.599cm" svg:height="0.412cm" svg:x="3.351cm" svg:y="10.655cm">
          <draw:text-box>
            <text:p text:style-name="P1"><text:span text:style-name="T8">(a) </text:span></text:p>
          </draw:text-box>
        </draw:frame>
        <draw:frame draw:style-name="gr52" draw:text-style-name="P5" draw:layer="layout" svg:width="18.65cm" svg:height="0.412cm" svg:x="3.926cm" svg:y="10.655cm">
          <draw:text-box>
            <text:p text:style-name="P1"><text:span text:style-name="T8">I </text:span><text:span text:style-name="T8"><text:s/></text:span><text:span text:style-name="T8">a</text:span><text:span text:style-name="T8">c</text:span><text:span text:style-name="T8">k</text:span><text:span text:style-name="T8">n</text:span><text:span text:style-name="T8">o</text:span><text:span text:style-name="T8">w</text:span><text:span text:style-name="T8">l</text:span><text:span text:style-name="T8">e</text:span><text:span text:style-name="T8">d</text:span><text:span text:style-name="T8">g</text:span><text:span text:style-name="T8">e</text:span><text:span text:style-name="T8"> <text:s/></text:span><text:span text:style-name="T8">t</text:span><text:span text:style-name="T8">h</text:span><text:span text:style-name="T8">a</text:span><text:span text:style-name="T8">t</text:span><text:span text:style-name="T8"> <text:s/></text:span><text:span text:style-name="T8">I </text:span><text:span text:style-name="T8"><text:s/></text:span><text:span text:style-name="T8">a</text:span><text:span text:style-name="T8">m</text:span><text:span text:style-name="T8"> <text:s/></text:span><text:span text:style-name="T8">b</text:span><text:span text:style-name="T8">o</text:span><text:span text:style-name="T8">u</text:span><text:span text:style-name="T8">n</text:span><text:span text:style-name="T8">d</text:span><text:span text:style-name="T8"> <text:s/></text:span><text:span text:style-name="T8">b</text:span><text:span text:style-name="T8">y</text:span><text:span text:style-name="T8">, </text:span><text:span text:style-name="T8"><text:s/></text:span><text:span text:style-name="T8">a</text:span><text:span text:style-name="T8">n</text:span><text:span text:style-name="T8">d</text:span><text:span text:style-name="T8"> <text:s/></text:span><text:span text:style-name="T8">c</text:span><text:span text:style-name="T8">o</text:span><text:span text:style-name="T8">n</text:span><text:span text:style-name="T8">f</text:span><text:span text:style-name="T8">i</text:span><text:span text:style-name="T8">r</text:span><text:span text:style-name="T8">m</text:span><text:span text:style-name="T8"> <text:s/></text:span><text:span text:style-name="T8">t</text:span><text:span text:style-name="T8">h</text:span><text:span text:style-name="T8">a</text:span><text:span text:style-name="T8">t</text:span><text:span text:style-name="T8"> <text:s/></text:span><text:span text:style-name="T8">I </text:span><text:span text:style-name="T8"><text:s/></text:span><text:span text:style-name="T8">s</text:span><text:span text:style-name="T8">h</text:span><text:span text:style-name="T8">a</text:span><text:span text:style-name="T8">l</text:span><text:span text:style-name="T8">l </text:span><text:span text:style-name="T8"><text:s/></text:span><text:span text:style-name="T8">c</text:span><text:span text:style-name="T8">o</text:span><text:span text:style-name="T8">m</text:span><text:span text:style-name="T8">p</text:span><text:span text:style-name="T8">l</text:span><text:span text:style-name="T8">y</text:span><text:span text:style-name="T8"> <text:s/></text:span><text:span text:style-name="T8">w</text:span><text:span text:style-name="T8">i</text:span><text:span text:style-name="T8">t</text:span><text:span text:style-name="T8">h</text:span><text:span text:style-name="T8">, </text:span><text:span text:style-name="T8"><text:s/></text:span><text:span text:style-name="T8">a</text:span><text:span text:style-name="T8">l</text:span><text:span text:style-name="T8">l </text:span><text:span text:style-name="T8">o</text:span><text:span text:style-name="T8">f</text:span><text:span text:style-name="T8"> <text:s/></text:span><text:span text:style-name="T8">t</text:span><text:span text:style-name="T8">h</text:span><text:span text:style-name="T8">e</text:span><text:span text:style-name="T8"> <text:s/>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text:span text:style-name="T8"> <text:s/></text:span><text:span text:style-name="T8">o</text:span><text:span text:style-name="T8">f</text:span><text:span text:style-name="T8"> </text:span></text:p>
          </draw:text-box>
        </draw:frame>
        <draw:frame draw:style-name="gr93" draw:text-style-name="P5" draw:layer="layout" svg:width="0.692cm" svg:height="0.412cm" svg:x="3.986cm" svg:y="11.085cm">
          <draw:text-box>
            <text:p text:style-name="P1"><text:span text:style-name="T8">the </text:span></text:p>
          </draw:text-box>
        </draw:frame>
        <draw:frame draw:style-name="gr94" draw:text-style-name="P5" draw:layer="layout" svg:width="0.904cm" svg:height="0.412cm" svg:x="4.667cm" svg:y="11.085cm">
          <draw:text-box>
            <text:p text:style-name="P1"><text:span text:style-name="T8">W</text:span><text:span text:style-name="T8">B</text:span><text:span text:style-name="T8">F</text:span><text:span text:style-name="T8"> </text:span></text:p>
          </draw:text-box>
        </draw:frame>
        <draw:frame draw:style-name="gr95" draw:text-style-name="P5" draw:layer="layout" svg:width="2.199cm" svg:height="0.412cm" svg:x="5.534cm" svg:y="11.085cm">
          <draw:text-box>
            <text:p text:style-name="P1"><text:span text:style-name="T8">Anti‐Doping </text:span></text:p>
          </draw:text-box>
        </draw:frame>
        <draw:frame draw:style-name="gr96" draw:text-style-name="P5" draw:layer="layout" svg:width="1.06cm" svg:height="0.412cm" svg:x="7.442cm" svg:y="11.085cm">
          <draw:text-box>
            <text:p text:style-name="P1"><text:span text:style-name="T8">R</text:span><text:span text:style-name="T8">u</text:span><text:span text:style-name="T8">l</text:span><text:span text:style-name="T8">e</text:span><text:span text:style-name="T8">s</text:span><text:span text:style-name="T8"> </text:span></text:p>
          </draw:text-box>
        </draw:frame>
        <draw:frame draw:style-name="gr97" draw:text-style-name="P5" draw:layer="layout" svg:width="0.645cm" svg:height="0.412cm" svg:x="8.41cm" svg:y="11.085cm">
          <draw:text-box>
            <text:p text:style-name="P1"><text:span text:style-name="T8">(as </text:span></text:p>
          </draw:text-box>
        </draw:frame>
        <draw:frame draw:style-name="gr98" draw:text-style-name="P5" draw:layer="layout" svg:width="1.776cm" svg:height="0.412cm" svg:x="9.024cm" svg:y="11.085cm">
          <draw:text-box>
            <text:p text:style-name="P1"><text:span text:style-name="T8">a</text:span><text:span text:style-name="T8">m</text:span><text:span text:style-name="T8">e</text:span><text:span text:style-name="T8">n</text:span><text:span text:style-name="T8">d</text:span><text:span text:style-name="T8">e</text:span><text:span text:style-name="T8">d</text:span><text:span text:style-name="T8"> </text:span></text:p>
          </draw:text-box>
        </draw:frame>
        <draw:frame draw:style-name="gr99" draw:text-style-name="P5" draw:layer="layout" svg:width="5.81cm" svg:height="0.412cm" svg:x="10.585cm" svg:y="11.085cm">
          <draw:text-box>
            <text:p text:style-name="P1"><text:span text:style-name="T8">from <text:s/>time <text:s/>to <text:s/>time), <text:s/>the <text:s/>World </text:span></text:p>
          </draw:text-box>
        </draw:frame>
        <draw:frame draw:style-name="gr100" draw:text-style-name="P5" draw:layer="layout" svg:width="2.419cm" svg:height="0.412cm" svg:x="15.51cm" svg:y="11.085cm">
          <draw:text-box>
            <text:p text:style-name="P1"><text:span text:style-name="T8">A</text:span><text:span text:style-name="T8">n</text:span><text:span text:style-name="T8">t</text:span><text:span text:style-name="T8">i</text:span><text:span text:style-name="T8">‐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text:s/></text:span><text:span text:style-name="T8"><text:s/></text:span></text:p>
          </draw:text-box>
        </draw:frame>
        <draw:frame draw:style-name="gr101" draw:text-style-name="P5" draw:layer="layout" svg:width="1.124cm" svg:height="0.412cm" svg:x="17.613cm" svg:y="11.085cm">
          <draw:text-box>
            <text:p text:style-name="P1"><text:span text:style-name="T8">Code <text:s/></text:span></text:p>
          </draw:text-box>
        </draw:frame>
        <draw:frame draw:style-name="gr102" draw:text-style-name="P5" draw:layer="layout" svg:width="0.938cm" svg:height="0.412cm" svg:x="3.986cm" svg:y="11.517cm">
          <draw:text-box>
            <text:p text:style-name="P1"><text:span text:style-name="T8">(</text:span><text:span text:style-name="T8">t</text:span><text:span text:style-name="T8">h</text:span><text:span text:style-name="T8">e</text:span><text:span text:style-name="T8"> <text:s/></text:span></text:p>
          </draw:text-box>
        </draw:frame>
        <draw:frame draw:style-name="gr103" draw:text-style-name="P5" draw:layer="layout" svg:width="1.708cm" svg:height="0.412cm" svg:x="4.872cm" svg:y="11.517cm">
          <draw:text-box>
            <text:p text:style-name="P1"><text:span text:style-name="T8">“</text:span><text:span text:style-name="T7">C</text:span><text:span text:style-name="T7">o</text:span><text:span text:style-name="T7">d</text:span><text:span text:style-name="T7">e</text:span><text:span text:style-name="T8">”</text:span><text:span text:style-name="T8">)</text:span><text:span text:style-name="T8"> <text:s/></text:span></text:p>
          </draw:text-box>
        </draw:frame>
        <draw:frame draw:style-name="gr104" draw:text-style-name="P5" draw:layer="layout" svg:width="0.887cm" svg:height="0.412cm" svg:x="6.318cm" svg:y="11.517cm">
          <draw:text-box>
            <text:p text:style-name="P1"><text:span text:style-name="T8">and <text:s/></text:span></text:p>
          </draw:text-box>
        </draw:frame>
        <draw:frame draw:style-name="gr105" draw:text-style-name="P5" draw:layer="layout" svg:width="13.926cm" svg:height="0.412cm" svg:x="7.164cm" svg:y="11.517cm">
          <draw:text-box>
            <text:p text:style-name="P1"><text:span text:style-name="T8">the </text:span><text:span text:style-name="T16">International <text:s text:c="2"/></text:span><text:span text:style-name="T16">Standards <text:s/></text:span><text:span text:style-name="T8"><text:s/>issued <text:s text:c="2"/>by <text:s text:c="2"/></text:span><text:span text:style-name="T8">the <text:s text:c="2"/>World <text:s text:c="2"/>Anti‐Doping <text:s text:c="2"/></text:span><text:span text:style-name="T8">Agency, <text:s/></text:span></text:p>
          </draw:text-box>
        </draw:frame>
        <draw:frame draw:style-name="gr106" draw:text-style-name="P5" draw:layer="layout" svg:width="11.805cm" svg:height="0.412cm" svg:x="3.986cm" svg:y="11.947cm">
          <draw:text-box>
            <text:p text:style-name="P1"><text:span text:style-name="T8">as amended from time to time, and published on WADA’s website. </text:span></text:p>
          </draw:text-box>
        </draw:frame>
        <draw:frame draw:style-name="gr12" draw:text-style-name="P5" draw:layer="layout" svg:width="0.352cm" svg:height="0.412cm" svg:x="2.54cm" svg:y="12.425cm">
          <draw:text-box>
            <text:p text:style-name="P1"><text:span text:style-name="T8"><text:s/></text:span></text:p>
          </draw:text-box>
        </draw:frame>
        <draw:frame draw:style-name="gr107" draw:text-style-name="P5" draw:layer="layout" svg:width="0.607cm" svg:height="0.412cm" svg:x="3.351cm" svg:y="12.85cm">
          <draw:text-box>
            <text:p text:style-name="P1"><text:span text:style-name="T8">(b) </text:span></text:p>
          </draw:text-box>
        </draw:frame>
        <draw:frame draw:style-name="gr108" draw:text-style-name="P5" draw:layer="layout" svg:width="18.248cm" svg:height="0.412cm" svg:x="3.952cm" svg:y="12.85cm">
          <draw:text-box>
            <text:p text:style-name="P1"><text:span text:style-name="T8">I <text:s/>consent <text:s/>and <text:s/>agree <text:s/>to <text:s/>the <text:s/>creation <text:s/>of <text:s/>my <text:s/>profile <text:s/>in <text:s/>the <text:s/>WADA <text:s/>Doping <text:s/>Control <text:s/>Clearing <text:s/>House </text:span></text:p>
          </draw:text-box>
        </draw:frame>
        <draw:frame draw:style-name="gr109" draw:text-style-name="P5" draw:layer="layout" svg:width="17.732cm" svg:height="0.412cm" svg:x="3.986cm" svg:y="13.28cm">
          <draw:text-box>
            <text:p text:style-name="P1"><text:span text:style-name="T8">(“</text:span><text:span text:style-name="T7">ADAMS</text:span><text:span text:style-name="T8">”), as requested under the </text:span><text:span text:style-name="T16">Code </text:span><text:span text:style-name="T8">to which WBF is a </text:span><text:span text:style-name="T16">Signatory</text:span><text:span text:style-name="T8">, and/or any other authorized </text:span></text:p>
          </draw:text-box>
        </draw:frame>
        <draw:frame draw:style-name="gr110" draw:text-style-name="P5" draw:layer="layout" svg:width="17.486cm" svg:height="0.412cm" svg:x="3.986cm" svg:y="13.712cm">
          <draw:text-box>
            <text:p text:style-name="P1"><text:span text:style-name="T16">National Anti‐Doping Organization’s </text:span><text:span text:style-name="T8">similar system for the sharing of information, and to the entry </text:span></text:p>
          </draw:text-box>
        </draw:frame>
        <draw:frame draw:style-name="gr111" draw:text-style-name="P5" draw:layer="layout" svg:width="17.765cm" svg:height="0.412cm" svg:x="3.986cm" svg:y="14.142cm">
          <draw:text-box>
            <text:p text:style-name="P1"><text:span text:style-name="T8">on my </text:span><text:span text:style-name="T16">Doping Control</text:span><text:span text:style-name="T8">, Whereabouts and Therapeutic Use Exemptions related data in such systems. </text:span></text:p>
          </draw:text-box>
        </draw:frame>
        <draw:frame draw:style-name="gr12" draw:text-style-name="P5" draw:layer="layout" svg:width="0.352cm" svg:height="0.412cm" svg:x="2.54cm" svg:y="14.62cm">
          <draw:text-box>
            <text:p text:style-name="P1"><text:span text:style-name="T8"><text:s/></text:span></text:p>
          </draw:text-box>
        </draw:frame>
        <draw:frame draw:style-name="gr112" draw:text-style-name="P5" draw:layer="layout" svg:width="8.757cm" svg:height="0.412cm" svg:x="3.351cm" svg:y="15.045cm">
          <draw:text-box>
            <text:p text:style-name="P1"><text:span text:style-name="T8">(c) <text:s/>I <text:s/>acknowledge <text:s/>the <text:s/>authority <text:s/>of <text:s/>EBL <text:s/>under </text:span></text:p>
          </draw:text-box>
        </draw:frame>
        <draw:frame draw:style-name="gr93" draw:text-style-name="P5" draw:layer="layout" svg:width="0.692cm" svg:height="0.412cm" svg:x="10.653cm" svg:y="15.045cm">
          <draw:text-box>
            <text:p text:style-name="P1"><text:span text:style-name="T8">the </text:span></text:p>
          </draw:text-box>
        </draw:frame>
        <draw:frame draw:style-name="gr113" draw:text-style-name="P5" draw:layer="layout" svg:width="8.845cm" svg:height="0.412cm" svg:x="11.348cm" svg:y="15.045cm">
          <draw:text-box>
            <text:p text:style-name="P1"><text:span text:style-name="T8">WBF <text:s/>Anti‐Doping <text:s/>Rules <text:s/>to <text:s/>enforce, <text:s/>to <text:s/>manage </text:span></text:p>
          </draw:text-box>
        </draw:frame>
        <draw:frame draw:style-name="gr114" draw:text-style-name="P5" draw:layer="layout" svg:width="15.348cm" svg:height="0.412cm" svg:x="3.986cm" svg:y="15.477cm">
          <draw:text-box>
            <text:p text:style-name="P1"><text:span text:style-name="T8">results under, and to impose sanctions in accordance with the WBF Anti‐Doping Rules. </text:span></text:p>
          </draw:text-box>
        </draw:frame>
        <draw:frame draw:style-name="gr12" draw:text-style-name="P5" draw:layer="layout" svg:width="0.352cm" svg:height="0.412cm" svg:x="2.54cm" svg:y="15.954cm">
          <draw:text-box>
            <text:p text:style-name="P1"><text:span text:style-name="T8"><text:s/></text:span></text:p>
          </draw:text-box>
        </draw:frame>
        <draw:frame draw:style-name="gr115" draw:text-style-name="P5" draw:layer="layout" svg:width="16.808cm" svg:height="0.412cm" svg:x="3.351cm" svg:y="16.377cm">
          <draw:text-box>
            <text:p text:style-name="P1"><text:span text:style-name="T8">(d) <text:s/>I <text:s/>acknowledge <text:s/>and <text:s/>agree <text:s/>that <text:s/>any <text:s/>dispute <text:s/>arising <text:s/>out <text:s/>of <text:s/>a <text:s/>decision <text:s/>made <text:s/>pursuant </text:span></text:p>
          </draw:text-box>
        </draw:frame>
        <draw:frame draw:style-name="gr116" draw:text-style-name="P5" draw:layer="layout" svg:width="0.468cm" svg:height="0.412cm" svg:x="16.505cm" svg:y="16.377cm">
          <draw:text-box>
            <text:p text:style-name="P1"><text:span text:style-name="T8">to </text:span></text:p>
          </draw:text-box>
        </draw:frame>
        <draw:frame draw:style-name="gr93" draw:text-style-name="P5" draw:layer="layout" svg:width="0.692cm" svg:height="0.412cm" svg:x="17.013cm" svg:y="16.377cm">
          <draw:text-box>
            <text:p text:style-name="P1"><text:span text:style-name="T8">the </text:span></text:p>
          </draw:text-box>
        </draw:frame>
        <draw:frame draw:style-name="gr94" draw:text-style-name="P5" draw:layer="layout" svg:width="0.904cm" svg:height="0.412cm" svg:x="17.69cm" svg:y="16.377cm">
          <draw:text-box>
            <text:p text:style-name="P1"><text:span text:style-name="T8">WBF </text:span></text:p>
          </draw:text-box>
        </draw:frame>
        <draw:frame draw:style-name="gr95" draw:text-style-name="P5" draw:layer="layout" svg:width="2.199cm" svg:height="0.412cm" svg:x="3.986cm" svg:y="16.807cm">
          <draw:text-box>
            <text:p text:style-name="P1"><text:span text:style-name="T8">Anti‐Doping </text:span></text:p>
          </draw:text-box>
        </draw:frame>
        <draw:frame draw:style-name="gr117" draw:text-style-name="P5" draw:layer="layout" svg:width="1.17cm" svg:height="0.412cm" svg:x="5.928cm" svg:y="16.807cm">
          <draw:text-box>
            <text:p text:style-name="P1"><text:span text:style-name="T8">Rules, </text:span></text:p>
          </draw:text-box>
        </draw:frame>
        <draw:frame draw:style-name="gr118" draw:text-style-name="P5" draw:layer="layout" svg:width="0.942cm" svg:height="0.412cm" svg:x="7.021cm" svg:y="16.807cm">
          <draw:text-box>
            <text:p text:style-name="P1"><text:span text:style-name="T8">after </text:span></text:p>
          </draw:text-box>
        </draw:frame>
        <draw:frame draw:style-name="gr119" draw:text-style-name="P5" draw:layer="layout" svg:width="2.051cm" svg:height="0.412cm" svg:x="7.95cm" svg:y="16.807cm">
          <draw:text-box>
            <text:p text:style-name="P1"><text:span text:style-name="T8">exhaustion </text:span></text:p>
          </draw:text-box>
        </draw:frame>
        <draw:frame draw:style-name="gr120" draw:text-style-name="P5" draw:layer="layout" svg:width="0.451cm" svg:height="0.412cm" svg:x="9.75cm" svg:y="16.807cm">
          <draw:text-box>
            <text:p text:style-name="P1"><text:span text:style-name="T8">of </text:span></text:p>
          </draw:text-box>
        </draw:frame>
        <draw:frame draw:style-name="gr121" draw:text-style-name="P5" draw:layer="layout" svg:width="9.904cm" svg:height="0.412cm" svg:x="10.281cm" svg:y="16.807cm">
          <draw:text-box>
            <text:p text:style-name="P1"><text:span text:style-name="T8">the <text:s/>process <text:s/>expressly <text:s/>provided <text:s/>for <text:s/>in <text:s/>the <text:s/>WBF <text:s/>Anti‐</text:span></text:p>
          </draw:text-box>
        </draw:frame>
        <draw:frame draw:style-name="gr122" draw:text-style-name="P5" draw:layer="layout" svg:width="17.439cm" svg:height="0.412cm" svg:x="3.986cm" svg:y="17.236cm">
          <draw:text-box>
            <text:p text:style-name="P1"><text:span text:style-name="T8">Doping Rules, may be appealed exclusively as provided in Article 13 of the WBF Anti‐Doping Rules </text:span></text:p>
          </draw:text-box>
        </draw:frame>
        <draw:frame draw:style-name="gr123" draw:text-style-name="P5" draw:layer="layout" svg:width="18.091cm" svg:height="0.412cm" svg:x="3.986cm" svg:y="17.664cm">
          <draw:text-box>
            <text:p text:style-name="P1"><text:span text:style-name="T8">to <text:s/>an <text:s/>appellate <text:s/>body <text:s/>for <text:s/>final <text:s/>and <text:s/>binding <text:s/>arbitration, <text:s/>which <text:s/>in <text:s/>the <text:s/>case <text:s/>of </text:span><text:span text:style-name="T16"><text:s/>International‐Level </text:span></text:p>
          </draw:text-box>
        </draw:frame>
        <draw:frame draw:style-name="gr124" draw:text-style-name="P5" draw:layer="layout" svg:width="9.023cm" svg:height="0.412cm" svg:x="3.986cm" svg:y="18.094cm">
          <draw:text-box>
            <text:p text:style-name="P1"><text:span text:style-name="T16">Athletes </text:span><text:span text:style-name="T8">is the Court of Arbitration for Sport (CAS). </text:span></text:p>
          </draw:text-box>
        </draw:frame>
        <draw:frame draw:style-name="gr12" draw:text-style-name="P5" draw:layer="layout" svg:width="0.352cm" svg:height="0.412cm" svg:x="2.54cm" svg:y="18.57cm">
          <draw:text-box>
            <text:p text:style-name="P1"><text:span text:style-name="T8"><text:s/></text:span></text:p>
          </draw:text-box>
        </draw:frame>
        <draw:frame draw:style-name="gr92" draw:text-style-name="P5" draw:layer="layout" svg:width="0.599cm" svg:height="0.412cm" svg:x="3.351cm" svg:y="18.997cm">
          <draw:text-box>
            <text:p text:style-name="P1"><text:span text:style-name="T8">(e) </text:span></text:p>
          </draw:text-box>
        </draw:frame>
        <draw:frame draw:style-name="gr125" draw:text-style-name="P5" draw:layer="layout" svg:width="17.744cm" svg:height="0.412cm" svg:x="3.928cm" svg:y="18.997cm">
          <draw:text-box>
            <text:p text:style-name="P1"><text:span text:style-name="T8">I acknowledge and agree that the decisions of the arbitral appellate body referenced above shall be </text:span></text:p>
          </draw:text-box>
        </draw:frame>
        <draw:frame draw:style-name="gr126" draw:text-style-name="P5" draw:layer="layout" svg:width="18.603cm" svg:height="0.412cm" svg:x="3.986cm" svg:y="19.427cm">
          <draw:text-box>
            <text:p text:style-name="P1"><text:span text:style-name="T8">final <text:s/>and <text:s/>enforceable, <text:s/>and <text:s/>that <text:s/>I <text:s/>will <text:s/>not <text:s/>bring <text:s/>any <text:s/>claim, <text:s/>arbitration, <text:s/>lawsuit <text:s/>or <text:s/>litigation <text:s/>in <text:s/>any </text:span></text:p>
          </draw:text-box>
        </draw:frame>
        <draw:frame draw:style-name="gr127" draw:text-style-name="P5" draw:layer="layout" svg:width="4.138cm" svg:height="0.412cm" svg:x="3.986cm" svg:y="19.859cm">
          <draw:text-box>
            <text:p text:style-name="P1"><text:span text:style-name="T8">other court or tribunal. </text:span></text:p>
          </draw:text-box>
        </draw:frame>
        <draw:frame draw:style-name="gr12" draw:text-style-name="P5" draw:layer="layout" svg:width="0.352cm" svg:height="0.412cm" svg:x="2.54cm" svg:y="20.289cm">
          <draw:text-box>
            <text:p text:style-name="P1"><text:span text:style-name="T8"><text:s/></text:span></text:p>
          </draw:text-box>
        </draw:frame>
        <draw:frame draw:style-name="gr54" draw:text-style-name="P5" draw:layer="layout" svg:width="0.561cm" svg:height="0.412cm" svg:x="2.54cm" svg:y="20.718cm">
          <draw:text-box>
            <text:p text:style-name="P1"><text:span text:style-name="T9">21.</text:span></text:p>
          </draw:text-box>
        </draw:frame>
        <draw:frame draw:style-name="gr4" draw:text-style-name="P5" draw:layer="layout" svg:width="0.352cm" svg:height="0.395cm" svg:x="3.04cm" svg:y="20.726cm">
          <draw:text-box>
            <text:p text:style-name="P1"><text:span text:style-name="T10"><text:s/></text:span></text:p>
          </draw:text-box>
        </draw:frame>
        <draw:frame draw:style-name="gr128" draw:text-style-name="P5" draw:layer="layout" svg:width="15.97cm" svg:height="0.412cm" svg:x="3.291cm" svg:y="20.718cm">
          <draw:text-box>
            <text:p text:style-name="P1"><text:span text:style-name="T8">I have read and understand the present declaration and wish to be bound by its contents. </text:span></text:p>
          </draw:text-box>
        </draw:frame>
        <draw:frame draw:style-name="gr12" draw:text-style-name="P5" draw:layer="layout" svg:width="0.352cm" svg:height="0.412cm" svg:x="2.54cm" svg:y="21.15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1.58cm">
          <draw:text-box>
            <text:p text:style-name="P1"><text:span text:style-name="T8"><text:s/></text:span></text:p>
          </draw:text-box>
        </draw:frame>
        <draw:frame draw:style-name="gr129" draw:text-style-name="P5" draw:layer="layout" svg:width="8.422cm" svg:height="0.412cm" svg:x="2.74cm" svg:y="22.012cm">
          <draw:text-box>
            <text:p text:style-name="P1"><text:span text:style-name="T8">___June 25.2017__ ____________________________ </text:span></text:p>
          </draw:text-box>
        </draw:frame>
        <draw:frame draw:style-name="gr130" draw:text-style-name="P5" draw:layer="layout" svg:width="0.955cm" svg:height="0.412cm" svg:x="2.54cm" svg:y="22.441cm">
          <draw:text-box>
            <text:p text:style-name="P1"><text:span text:style-name="T8">Date </text:span></text:p>
          </draw:text-box>
        </draw:frame>
        <draw:frame draw:style-name="gr12" draw:text-style-name="P5" draw:layer="layout" svg:width="0.352cm" svg:height="0.412cm" svg:x="2.54cm" svg:y="22.873cm">
          <draw:text-box>
            <text:p text:style-name="P1"><text:span text:style-name="T8"><text:s/></text:span></text:p>
          </draw:text-box>
        </draw:frame>
        <draw:frame draw:style-name="gr12" draw:text-style-name="P5" draw:layer="layout" svg:width="0.352cm" svg:height="0.412cm" svg:x="2.54cm" svg:y="23.303cm">
          <draw:text-box>
            <text:p text:style-name="P1"><text:span text:style-name="T8"><text:s/></text:span></text:p>
          </draw:text-box>
        </draw:frame>
        <draw:frame draw:style-name="gr131" draw:text-style-name="P5" draw:layer="layout" svg:width="4.913cm" svg:height="0.412cm" svg:x="2.54cm" svg:y="23.734cm">
          <draw:text-box>
            <text:p text:style-name="P1"><text:span text:style-name="T8">___________________________ </text:span></text:p>
          </draw:text-box>
        </draw:frame>
        <draw:frame draw:style-name="gr132" draw:text-style-name="P5" draw:layer="layout" svg:width="11.216cm" svg:height="0.412cm" svg:x="2.54cm" svg:y="24.164cm">
          <draw:text-box>
            <text:p text:style-name="P1"><text:span text:style-name="T8">Signature (or, if a minor, signature of legal guardian and minor)</text:span></text:p>
          </draw:text-box>
        </draw:frame>
        <draw:frame draw:style-name="gr3" draw:text-style-name="P7" draw:layer="layout" svg:width="0.386cm" svg:height="0.454cm" svg:x="11.585cm" svg:y="24.132cm">
          <draw:text-box>
            <text:p text:style-name="P1"><text:span text:style-name="T2"><text:s/></text:span></text:p>
          </draw:text-box>
        </draw:frame>
        <draw:path draw:style-name="gr133" draw:text-style-name="P12" draw:layer="layout" svg:width="0.909cm" svg:height="0.656cm" draw:transform="rotate (-2.29947128950253) translate (3.65395375013967cm 23.4515110739064cm)" svg:viewBox="0 0 910 657" svg:d="M446 646c195 61 630-147 397-402-165-180-436-289-674-226-222 60-204 391-68 534l156 96 168-78 52-47">
          <text:p/>
        </draw:path>
        <draw:path draw:style-name="gr133" draw:text-style-name="P12" draw:layer="layout" svg:width="0.225cm" svg:height="0.303cm" draw:transform="rotate (-0.725533370054043) translate (3.46456458647782cm 23.6027327740356cm)" svg:viewBox="0 0 226 304" svg:d="M0 304l226-12-52-191-18-101">
          <text:p/>
        </draw:path>
        <draw:path draw:style-name="gr133" draw:text-style-name="P12" draw:layer="layout" svg:width="0.232cm" svg:height="0.29cm" draw:transform="rotate (-1.5707963267949) translate (3.80578180846092cm 23.777cm)" svg:viewBox="0 0 233 291" svg:d="M35 260c279 166 254-394-18-229h-17">
          <text:p/>
        </draw:path>
        <draw:path draw:style-name="gr133" draw:text-style-name="P12" draw:layer="layout" svg:width="0.267cm" svg:height="0.342cm" draw:transform="rotate (-1.46433124242324) translate (4.10451849607625cm 23.8137082767132cm)" svg:viewBox="0 0 268 343" svg:d="M0 313c219 148 421-303 104-307l-52-6">
          <text:p/>
        </draw:path>
        <draw:path draw:style-name="gr133" draw:text-style-name="P12" draw:layer="layout" svg:width="0.489cm" svg:height="0.438cm" draw:transform="rotate (-0.557981761862587) translate (4.33563012962189cm 23.6274952562493cm)" svg:viewBox="0 0 490 439" svg:d="M0 426c270 78 334-224 490-348l-7-78">
          <text:p/>
        </draw:path>
        <draw:path draw:style-name="gr133" draw:text-style-name="P12" draw:layer="layout" svg:width="1.417cm" svg:height="0.18cm" draw:transform="rotate (-2.09072991096401) translate (4.77932267941427cm 23.9396854069563cm)" svg:viewBox="0 0 1418 181" svg:d="M0 80c262-14 499 141 764 91 204-38 430 26 619-90l35-81">
          <text:p/>
        </draw:path>
        <draw:path draw:style-name="gr133" draw:text-style-name="P12" draw:layer="layout" svg:width="3.248cm" svg:height="0.724cm" draw:transform="rotate (1.01281456493231) translate (4.057cm 25.1cm)" svg:viewBox="0 0 3249 725" svg:d="M0 0c288 23 572 91 859 109 585 35 1147 261 1695 417 1368 392 341 91 67 42-260-46-566-139-813 30l-60 37">
          <text:p/>
        </draw:path>
        <draw:path draw:style-name="gr133" draw:text-style-name="P12" draw:layer="layout" svg:width="0.586cm" svg:height="0.01cm" draw:transform="rotate (0.845262956740854) translate (5.54912040682966cm 23.9290115443076cm)" svg:viewBox="0 0 587 11" svg:d="M0 11h237l225-11 125 8">
          <text:p/>
        </draw:path>
        <draw:path draw:style-name="gr133" draw:text-style-name="P12" draw:layer="layout" svg:width="0.448cm" svg:height="0.029cm" draw:transform="rotate (-1.82072747568048) translate (5.96713132248775cm 23.5176494313167cm)" svg:viewBox="0 0 449 30" svg:d="M0 23l185 7 196-13 68-17">
          <text:p/>
        </draw:path>
        <draw:path draw:style-name="gr133" draw:text-style-name="P12" draw:layer="layout" svg:width="0.345cm" svg:height="0.248cm" draw:transform="rotate (1.46433124242324) translate (5.83710579061513cm 23.9887975674142cm)" svg:viewBox="0 0 346 249" svg:d="M0 2l178-2 106 167 62 82">
          <text:p/>
        </draw:path>
        <draw:path draw:style-name="gr133" draw:text-style-name="P12" draw:layer="layout" svg:width="0.351cm" svg:height="-0.001cm" draw:transform="rotate (-1.5707963267949) translate (6.103cm 23.689cm)" svg:viewBox="0 0 352 0" svg:d="M0 0h176 176">
          <text:p/>
        </draw:path>
        <draw:path draw:style-name="gr133" draw:text-style-name="P12" draw:layer="layout" svg:width="0.401cm" svg:height="0.337cm" draw:transform="rotate (1.32749742906689) translate (6.121cm 24.077cm)" svg:viewBox="0 0 402 338" svg:d="M0 0c134 7 603-12 304 270l-168 60-33 8">
          <text:p/>
        </draw:path>
        <draw:path draw:style-name="gr133" draw:text-style-name="P12" draw:layer="layout" svg:width="2.585cm" svg:height="2.238cm" draw:transform="rotate (2.47924020245794) translate (5.18928401271475cm 25.8901602910518cm)" svg:viewBox="0 0 2586 2239" svg:d="M0 2232c230 28 446-43 673-54 234-12 387-236 583-343 222-121 405-291 573-470 197-210 394-428 513-691 95-208 296-393 232-649l2-25">
          <text:p/>
        </draw:path>
        <draw:path draw:style-name="gr133" draw:text-style-name="P12" draw:layer="layout" svg:width="0.357cm" svg:height="0.031cm" draw:transform="rotate (0.106465084371654) translate (3.17158972678257cm 22.9860892702744cm)" svg:viewBox="0 0 358 32" svg:d="M0 32l180-16 178-16">
          <text:p/>
        </draw:path>
        <draw:path draw:style-name="gr133" draw:text-style-name="P12" draw:layer="layout" svg:width="0.422cm" svg:height="0.122cm" svg:x="4.075cm" svg:y="23.442cm" svg:viewBox="0 0 423 123" svg:d="M0 123h176l194-70 53-53">
          <text:p/>
        </draw:path>
        <draw:path draw:style-name="gr133" draw:text-style-name="P12" draw:layer="layout" svg:width="0.633cm" svg:height="0.361cm" draw:transform="rotate (-2.7377234646783) translate (5.893208456511cm 22.9457591376277cm)" svg:viewBox="0 0 634 362" svg:d="M0 362c230-39 458-149 604-336l30-2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UnicodeMS1" svg:font-family="ArialUnicodeMS"/>
    <style:font-face style:name="Calibri1" svg:font-family="Calibri"/>
    <style:font-face style:name="TrebuchetMS1" svg:font-family="TrebuchetMS"/>
    <style:font-face style:name="Arial" svg:font-family="Arial" style:font-pitch="variable"/>
    <style:font-face style:name="ArialUnicodeMS" svg:font-family="ArialUnicodeMS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2.5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5T17:32:49.422020506</dc:date>
    <meta:editing-duration>PT14M31S</meta:editing-duration>
    <meta:editing-cycles>4</meta:editing-cycles>
    <meta:generator>LibreOffice/5.1.6.2$Linux_X86_64 LibreOffice_project/10m0$Build-2</meta:generator>
    <meta:document-statistic meta:object-count="274"/>
  </office:meta>
</office:document-meta>
</file>